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01.07mm"/>
    </style:style>
    <style:style style:name="co3" style:family="table-column">
      <style:table-column-properties fo:break-before="auto" style:column-width="57.15mm"/>
    </style:style>
    <style:style style:name="co4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8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999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/>
          <table:table-cell table:style-name="ce2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Change Implemente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 table:number-columns-repeated="11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number-columns-repeated="100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 table:number-columns-repeated="11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number-columns-repeated="5"/>
          <table:table-cell office:value-type="string" calcext:value-type="string">
            <text:p>STATUS</text:p>
          </table:table-cell>
          <table:table-cell table:number-columns-repeated="99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/>
          <table:table-cell table:style-name="ce11"/>
          <table:table-cell table:style-name="ce11" office:value-type="float" office:value="111960" calcext:value-type="float">
            <text:p>111960</text:p>
          </table:table-cell>
          <table:table-cell table:style-name="ce11" office:value-type="float" office:value="124550" calcext:value-type="float">
            <text:p>124550</text:p>
          </table:table-cell>
          <table:table-cell table:style-name="ce11" office:value-type="float" office:value="104283" calcext:value-type="float">
            <text:p>104283</text:p>
          </table:table-cell>
          <table:table-cell table:style-name="ce11" office:value-type="float" office:value="126446" calcext:value-type="float">
            <text:p>126446</text:p>
          </table:table-cell>
          <table:table-cell table:style-name="ce11" office:value-type="float" office:value="101967" calcext:value-type="float">
            <text:p>101967</text:p>
          </table:table-cell>
          <table:table-cell table:style-name="ce11" table:number-columns-repeated="4"/>
          <table:table-cell table:number-columns-repeated="6"/>
          <table:table-cell table:style-name="ce5"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  <table:table-cell table:number-columns-repeated="99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/>
          <table:table-cell table:style-name="ce11"/>
          <table:table-cell table:style-name="ce11" office:value-type="float" office:value="112493" calcext:value-type="float">
            <text:p>112493</text:p>
          </table:table-cell>
          <table:table-cell table:style-name="ce11" office:value-type="float" office:value="121578" calcext:value-type="float">
            <text:p>121578</text:p>
          </table:table-cell>
          <table:table-cell table:style-name="ce11" office:value-type="float" office:value="109695" calcext:value-type="float">
            <text:p>109695</text:p>
          </table:table-cell>
          <table:table-cell table:style-name="ce11" office:value-type="float" office:value="124770" calcext:value-type="float">
            <text:p>124770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table:number-columns-repeated="4"/>
          <table:table-cell table:number-columns-repeated="6"/>
          <table:table-cell table:style-name="ce5"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  <table:table-cell table:number-columns-repeated="99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table:style-name="ce11" office:value-type="float" office:value="133369" calcext:value-type="float">
            <text:p>133369</text:p>
          </table:table-cell>
          <table:table-cell table:style-name="ce11" office:value-type="float" office:value="120219" calcext:value-type="float">
            <text:p>120219</text:p>
          </table:table-cell>
          <table:table-cell table:style-name="ce11" office:value-type="float" office:value="130080" calcext:value-type="float">
            <text:p>130080</text:p>
          </table:table-cell>
          <table:table-cell table:style-name="ce11" office:value-type="float" office:value="124095" calcext:value-type="float">
            <text:p>124095</text:p>
          </table:table-cell>
          <table:table-cell table:style-name="ce11" office:value-type="float" office:value="126872" calcext:value-type="float">
            <text:p>126872</text:p>
          </table:table-cell>
          <table:table-cell table:style-name="ce11" office:value-type="float" office:value="111985" calcext:value-type="float">
            <text:p>111985</text:p>
          </table:table-cell>
          <table:table-cell table:style-name="ce11" office:value-type="float" office:value="142141" calcext:value-type="float">
            <text:p>142141</text:p>
          </table:table-cell>
          <table:table-cell table:style-name="ce11" office:value-type="float" office:value="105667" calcext:value-type="float">
            <text:p>105667</text:p>
          </table:table-cell>
          <table:table-cell table:style-name="ce11" office:value-type="float" office:value="120964" calcext:value-type="float">
            <text:p>120964</text:p>
          </table:table-cell>
          <table:table-cell table:style-name="ce11"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style-name="ce5"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/>
          <table:table-cell table:style-name="ce11"/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table:number-columns-repeated="4"/>
          <table:table-cell table:number-columns-repeated="6"/>
          <table:table-cell table:style-name="ce5"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fixed by a previous chang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/>
          <table:table-cell table:style-name="ce11" office:value-type="float" office:value="110311" calcext:value-type="float">
            <text:p>110311</text:p>
          </table:table-cell>
          <table:table-cell table:style-name="ce11" office:value-type="float" office:value="130328" calcext:value-type="float">
            <text:p>130328</text:p>
          </table:table-cell>
          <table:table-cell table:style-name="ce11" office:value-type="float" office:value="124153" calcext:value-type="float">
            <text:p>124153</text:p>
          </table:table-cell>
          <table:table-cell table:style-name="ce11" office:value-type="float" office:value="116143" calcext:value-type="float">
            <text:p>116143</text:p>
          </table:table-cell>
          <table:table-cell table:style-name="ce11" office:value-type="float" office:value="119853" calcext:value-type="float">
            <text:p>119853</text:p>
          </table:table-cell>
          <table:table-cell table:style-name="ce11" table:number-columns-repeated="4"/>
          <table:table-cell table:number-columns-repeated="6"/>
          <table:table-cell table:style-name="ce5"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25254" calcext:value-type="float">
            <text:p>125254</text:p>
          </table:table-cell>
          <table:table-cell table:style-name="ce11" office:value-type="float" office:value="44151" calcext:value-type="float">
            <text:p>44151</text:p>
          </table:table-cell>
          <table:table-cell table:style-name="ce11" office:value-type="float" office:value="89059" calcext:value-type="float">
            <text:p>89059</text:p>
          </table:table-cell>
          <table:table-cell table:style-name="ce11" office:value-type="float" office:value="97242" calcext:value-type="float">
            <text:p>97242</text:p>
          </table:table-cell>
          <table:table-cell table:style-name="ce11" office:value-type="float" office:value="117934" calcext:value-type="float">
            <text:p>117934</text:p>
          </table:table-cell>
          <table:table-cell table:style-name="ce11" office:value-type="float" office:value="124418" calcext:value-type="float">
            <text:p>124418</text:p>
          </table:table-cell>
          <table:table-cell table:style-name="ce11" office:value-type="float" office:value="132193" calcext:value-type="float">
            <text:p>132193</text:p>
          </table:table-cell>
          <table:table-cell table:style-name="ce11" office:value-type="float" office:value="110232" calcext:value-type="float">
            <text:p>110232</text:p>
          </table:table-cell>
          <table:table-cell table:style-name="ce11" office:value-type="float" office:value="117551" calcext:value-type="float">
            <text:p>117551</text:p>
          </table:table-cell>
          <table:table-cell table:style-name="ce11" office:value-type="float" office:value="126836" calcext:value-type="float">
            <text:p>126836</text:p>
          </table:table-cell>
          <table:table-cell table:number-columns-repeated="6"/>
          <table:table-cell table:style-name="ce5" table:formula="of:=SUM([.D10:.M10])/10" office:value-type="float" office:value="108487" calcext:value-type="float">
            <text:p>10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table:style-name="ce11" office:value-type="float" office:value="132572" calcext:value-type="float">
            <text:p>132572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23625" calcext:value-type="float">
            <text:p>123625</text:p>
          </table:table-cell>
          <table:table-cell table:style-name="ce11" office:value-type="float" office:value="103019" calcext:value-type="float">
            <text:p>103019</text:p>
          </table:table-cell>
          <table:table-cell table:style-name="ce11" office:value-type="float" office:value="120784" calcext:value-type="float">
            <text:p>120784</text:p>
          </table:table-cell>
          <table:table-cell table:style-name="ce11" office:value-type="float" office:value="127638" calcext:value-type="float">
            <text:p>127638</text:p>
          </table:table-cell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11248" calcext:value-type="float">
            <text:p>111248</text:p>
          </table:table-cell>
          <table:table-cell table:style-name="ce11" office:value-type="float" office:value="124613" calcext:value-type="float">
            <text:p>124613</text:p>
          </table:table-cell>
          <table:table-cell table:style-name="ce11" office:value-type="float" office:value="114700" calcext:value-type="float">
            <text:p>114700</text:p>
          </table:table-cell>
          <table:table-cell table:number-columns-repeated="6"/>
          <table:table-cell table:style-name="ce5" table:formula="of:=SUM([.D11:.M11])/10" office:value-type="float" office:value="117911.9" calcext:value-type="float">
            <text:p>117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table:style-name="ce11" office:value-type="float" office:value="135010" calcext:value-type="float">
            <text:p>135010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17684" calcext:value-type="float">
            <text:p>117684</text:p>
          </table:table-cell>
          <table:table-cell table:style-name="ce11" office:value-type="float" office:value="92017" calcext:value-type="float">
            <text:p>92017</text:p>
          </table:table-cell>
          <table:table-cell table:style-name="ce11" office:value-type="float" office:value="111449" calcext:value-type="float">
            <text:p>111449</text:p>
          </table:table-cell>
          <table:table-cell table:style-name="ce11" office:value-type="float" office:value="129498" calcext:value-type="float">
            <text:p>129498</text:p>
          </table:table-cell>
          <table:table-cell table:style-name="ce11" office:value-type="float" office:value="142880" calcext:value-type="float">
            <text:p>142880</text:p>
          </table:table-cell>
          <table:table-cell table:style-name="ce11" office:value-type="float" office:value="118290" calcext:value-type="float">
            <text:p>118290</text:p>
          </table:table-cell>
          <table:table-cell table:style-name="ce11" office:value-type="float" office:value="123259" calcext:value-type="float">
            <text:p>123259</text:p>
          </table:table-cell>
          <table:table-cell table:style-name="ce11" office:value-type="float" office:value="132615" calcext:value-type="float">
            <text:p>132615</text:p>
          </table:table-cell>
          <table:table-cell table:number-columns-repeated="6"/>
          <table:table-cell table:style-name="ce5"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100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100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table:style-name="ce11" office:value-type="float" office:value="136997" calcext:value-type="float">
            <text:p>136997</text:p>
          </table:table-cell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office:value-type="float" office:value="151238" calcext:value-type="float">
            <text:p>151238</text:p>
          </table:table-cell>
          <table:table-cell table:style-name="ce11" office:value-type="float" office:value="89018" calcext:value-type="float">
            <text:p>89018</text:p>
          </table:table-cell>
          <table:table-cell table:style-name="ce11" office:value-type="float" office:value="98404" calcext:value-type="float">
            <text:p>98404</text:p>
          </table:table-cell>
          <table:table-cell table:style-name="ce11" office:value-type="float" office:value="102657" calcext:value-type="float">
            <text:p>102657</text:p>
          </table:table-cell>
          <table:table-cell table:number-columns-repeated="6"/>
          <table:table-cell table:style-name="ce5"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table:style-name="ce11" office:value-type="float" office:value="127639" calcext:value-type="float">
            <text:p>127639</text:p>
          </table:table-cell>
          <table:table-cell table:style-name="ce11" office:value-type="float" office:value="131806" calcext:value-type="float">
            <text:p>131806</text:p>
          </table:table-cell>
          <table:table-cell table:style-name="ce11" office:value-type="float" office:value="129546" calcext:value-type="float">
            <text:p>129546</text:p>
          </table:table-cell>
          <table:table-cell table:style-name="ce11" office:value-type="float" office:value="95573" calcext:value-type="float">
            <text:p>95573</text:p>
          </table:table-cell>
          <table:table-cell table:style-name="ce11" office:value-type="float" office:value="151923" calcext:value-type="float">
            <text:p>151923</text:p>
          </table:table-cell>
          <table:table-cell table:style-name="ce11" office:value-type="float" office:value="117029" calcext:value-type="float">
            <text:p>117029</text:p>
          </table:table-cell>
          <table:table-cell table:style-name="ce11" office:value-type="float" office:value="129202" calcext:value-type="float">
            <text:p>129202</text:p>
          </table:table-cell>
          <table:table-cell table:style-name="ce11" office:value-type="float" office:value="105437" calcext:value-type="float">
            <text:p>105437</text:p>
          </table:table-cell>
          <table:table-cell table:style-name="ce11" office:value-type="float" office:value="139272" calcext:value-type="float">
            <text:p>139272</text:p>
          </table:table-cell>
          <table:table-cell table:style-name="ce11"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style-name="ce5"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100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table:style-name="ce11" office:value-type="float" office:value="143024" calcext:value-type="float">
            <text:p>143024</text:p>
          </table:table-cell>
          <table:table-cell table:style-name="ce11" office:value-type="float" office:value="100960" calcext:value-type="float">
            <text:p>100960</text:p>
          </table:table-cell>
          <table:table-cell table:style-name="ce11" office:value-type="float" office:value="130907" calcext:value-type="float">
            <text:p>130907</text:p>
          </table:table-cell>
          <table:table-cell table:style-name="ce11" office:value-type="float" office:value="129493" calcext:value-type="float">
            <text:p>129493</text:p>
          </table:table-cell>
          <table:table-cell table:style-name="ce11" office:value-type="float" office:value="140468" calcext:value-type="float">
            <text:p>140468</text:p>
          </table:table-cell>
          <table:table-cell table:style-name="ce11" office:value-type="float" office:value="139407" calcext:value-type="float">
            <text:p>139407</text:p>
          </table:table-cell>
          <table:table-cell table:style-name="ce11" office:value-type="float" office:value="124568" calcext:value-type="float">
            <text:p>124568</text:p>
          </table:table-cell>
          <table:table-cell table:style-name="ce11" office:value-type="float" office:value="127244" calcext:value-type="float">
            <text:p>127244</text:p>
          </table:table-cell>
          <table:table-cell table:style-name="ce11" office:value-type="float" office:value="112800" calcext:value-type="float">
            <text:p>112800</text:p>
          </table:table-cell>
          <table:table-cell table:style-name="ce11"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style-name="ce5"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table:style-name="ce11" office:value-type="float" office:value="135470" calcext:value-type="float">
            <text:p>135470</text:p>
          </table:table-cell>
          <table:table-cell table:style-name="ce11" office:value-type="float" office:value="102885" calcext:value-type="float">
            <text:p>102885</text:p>
          </table:table-cell>
          <table:table-cell table:style-name="ce11" office:value-type="float" office:value="143582" calcext:value-type="float">
            <text:p>143582</text:p>
          </table:table-cell>
          <table:table-cell table:style-name="ce11" office:value-type="float" office:value="96084" calcext:value-type="float">
            <text:p>96084</text:p>
          </table:table-cell>
          <table:table-cell table:style-name="ce11" office:value-type="float" office:value="120302" calcext:value-type="float">
            <text:p>120302</text:p>
          </table:table-cell>
          <table:table-cell table:style-name="ce11" office:value-type="float" office:value="127971" calcext:value-type="float">
            <text:p>127971</text:p>
          </table:table-cell>
          <table:table-cell table:style-name="ce11" office:value-type="float" office:value="144159" calcext:value-type="float">
            <text:p>144159</text:p>
          </table:table-cell>
          <table:table-cell table:style-name="ce11" office:value-type="float" office:value="136077" calcext:value-type="float">
            <text:p>136077</text:p>
          </table:table-cell>
          <table:table-cell table:style-name="ce11" office:value-type="float" office:value="141313" calcext:value-type="float">
            <text:p>141313</text:p>
          </table:table-cell>
          <table:table-cell table:style-name="ce11"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style-name="ce5"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table:style-name="ce11" office:value-type="float" office:value="143657" calcext:value-type="float">
            <text:p>143657</text:p>
          </table:table-cell>
          <table:table-cell table:style-name="ce11" office:value-type="float" office:value="121426" calcext:value-type="float">
            <text:p>121426</text:p>
          </table:table-cell>
          <table:table-cell table:style-name="ce11" office:value-type="float" office:value="130724" calcext:value-type="float">
            <text:p>130724</text:p>
          </table:table-cell>
          <table:table-cell table:style-name="ce11" office:value-type="float" office:value="99194" calcext:value-type="float">
            <text:p>99194</text:p>
          </table:table-cell>
          <table:table-cell table:style-name="ce11" office:value-type="float" office:value="129441" calcext:value-type="float">
            <text:p>129441</text:p>
          </table:table-cell>
          <table:table-cell table:style-name="ce11" office:value-type="float" office:value="115959" calcext:value-type="float">
            <text:p>115959</text:p>
          </table:table-cell>
          <table:table-cell table:style-name="ce11" office:value-type="float" office:value="139259" calcext:value-type="float">
            <text:p>139259</text:p>
          </table:table-cell>
          <table:table-cell table:style-name="ce11" office:value-type="float" office:value="136239" calcext:value-type="float">
            <text:p>136239</text:p>
          </table:table-cell>
          <table:table-cell table:style-name="ce11" office:value-type="float" office:value="155182" calcext:value-type="float">
            <text:p>155182</text:p>
          </table:table-cell>
          <table:table-cell table:style-name="ce11"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style-name="ce5"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45430" calcext:value-type="float">
            <text:p>145430</text:p>
          </table:table-cell>
          <table:table-cell table:style-name="ce11" office:value-type="float" office:value="116379" calcext:value-type="float">
            <text:p>116379</text:p>
          </table:table-cell>
          <table:table-cell table:style-name="ce11" office:value-type="float" office:value="129179" calcext:value-type="float">
            <text:p>129179</text:p>
          </table:table-cell>
          <table:table-cell table:style-name="ce11" office:value-type="float" office:value="122867" calcext:value-type="float">
            <text:p>122867</text:p>
          </table:table-cell>
          <table:table-cell table:style-name="ce11" office:value-type="float" office:value="134660" calcext:value-type="float">
            <text:p>134660</text:p>
          </table:table-cell>
          <table:table-cell table:style-name="ce11" office:value-type="float" office:value="127518" calcext:value-type="float">
            <text:p>127518</text:p>
          </table:table-cell>
          <table:table-cell table:style-name="ce11" office:value-type="float" office:value="135062" calcext:value-type="float">
            <text:p>135062</text:p>
          </table:table-cell>
          <table:table-cell table:style-name="ce11" office:value-type="float" office:value="121992" calcext:value-type="float">
            <text:p>121992</text:p>
          </table:table-cell>
          <table:table-cell table:style-name="ce11" office:value-type="float" office:value="161314" calcext:value-type="float">
            <text:p>161314</text:p>
          </table:table-cell>
          <table:table-cell table:style-name="ce11"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style-name="ce5"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table:style-name="ce11" office:value-type="float" office:value="126640" calcext:value-type="float">
            <text:p>126640</text:p>
          </table:table-cell>
          <table:table-cell table:style-name="ce11" office:value-type="float" office:value="122425" calcext:value-type="float">
            <text:p>122425</text:p>
          </table:table-cell>
          <table:table-cell table:style-name="ce11" office:value-type="float" office:value="117217" calcext:value-type="float">
            <text:p>117217</text:p>
          </table:table-cell>
          <table:table-cell table:style-name="ce11" office:value-type="float" office:value="121704" calcext:value-type="float">
            <text:p>121704</text:p>
          </table:table-cell>
          <table:table-cell table:style-name="ce11" office:value-type="float" office:value="128156" calcext:value-type="float">
            <text:p>128156</text:p>
          </table:table-cell>
          <table:table-cell table:style-name="ce11" office:value-type="float" office:value="105219" calcext:value-type="float">
            <text:p>105219</text:p>
          </table:table-cell>
          <table:table-cell table:style-name="ce11" office:value-type="float" office:value="144712" calcext:value-type="float">
            <text:p>144712</text:p>
          </table:table-cell>
          <table:table-cell table:style-name="ce11" office:value-type="float" office:value="126128" calcext:value-type="float">
            <text:p>126128</text:p>
          </table:table-cell>
          <table:table-cell table:style-name="ce11" office:value-type="float" office:value="141420" calcext:value-type="float">
            <text:p>141420</text:p>
          </table:table-cell>
          <table:table-cell table:style-name="ce11"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style-name="ce5"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table:style-name="ce11" office:value-type="float" office:value="135985" calcext:value-type="float">
            <text:p>135985</text:p>
          </table:table-cell>
          <table:table-cell table:style-name="ce11" office:value-type="float" office:value="110295" calcext:value-type="float">
            <text:p>110295</text:p>
          </table:table-cell>
          <table:table-cell table:style-name="ce11" office:value-type="float" office:value="117260" calcext:value-type="float">
            <text:p>117260</text:p>
          </table:table-cell>
          <table:table-cell table:style-name="ce11" office:value-type="float" office:value="126055" calcext:value-type="float">
            <text:p>126055</text:p>
          </table:table-cell>
          <table:table-cell table:style-name="ce11" office:value-type="float" office:value="123526" calcext:value-type="float">
            <text:p>123526</text:p>
          </table:table-cell>
          <table:table-cell table:style-name="ce11" office:value-type="float" office:value="106642" calcext:value-type="float">
            <text:p>106642</text:p>
          </table:table-cell>
          <table:table-cell table:style-name="ce11" office:value-type="float" office:value="140757" calcext:value-type="float">
            <text:p>140757</text:p>
          </table:table-cell>
          <table:table-cell table:style-name="ce11" office:value-type="float" office:value="135045" calcext:value-type="float">
            <text:p>135045</text:p>
          </table:table-cell>
          <table:table-cell table:style-name="ce11" office:value-type="float" office:value="138860" calcext:value-type="float">
            <text:p>138860</text:p>
          </table:table-cell>
          <table:table-cell table:style-name="ce11"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style-name="ce5"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1476" calcext:value-type="float">
            <text:p>141476</text:p>
          </table:table-cell>
          <table:table-cell table:style-name="ce11" office:value-type="float" office:value="110718" calcext:value-type="float">
            <text:p>110718</text:p>
          </table:table-cell>
          <table:table-cell table:style-name="ce11" office:value-type="float" office:value="131064" calcext:value-type="float">
            <text:p>131064</text:p>
          </table:table-cell>
          <table:table-cell table:style-name="ce11" office:value-type="float" office:value="108559" calcext:value-type="float">
            <text:p>108559</text:p>
          </table:table-cell>
          <table:table-cell table:style-name="ce11" office:value-type="float" office:value="135325" calcext:value-type="float">
            <text:p>135325</text:p>
          </table:table-cell>
          <table:table-cell table:style-name="ce11" office:value-type="float" office:value="119307" calcext:value-type="float">
            <text:p>119307</text:p>
          </table:table-cell>
          <table:table-cell table:style-name="ce11" office:value-type="float" office:value="154549" calcext:value-type="float">
            <text:p>154549</text:p>
          </table:table-cell>
          <table:table-cell table:style-name="ce11" office:value-type="float" office:value="104832" calcext:value-type="float">
            <text:p>104832</text:p>
          </table:table-cell>
          <table:table-cell table:style-name="ce11" office:value-type="float" office:value="139782" calcext:value-type="float">
            <text:p>139782</text:p>
          </table:table-cell>
          <table:table-cell table:style-name="ce11"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style-name="ce5"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table:style-name="ce11" office:value-type="float" office:value="127272" calcext:value-type="float">
            <text:p>127272</text:p>
          </table:table-cell>
          <table:table-cell table:style-name="ce11" office:value-type="float" office:value="114177" calcext:value-type="float">
            <text:p>114177</text:p>
          </table:table-cell>
          <table:table-cell table:style-name="ce11" office:value-type="float" office:value="124840" calcext:value-type="float">
            <text:p>124840</text:p>
          </table:table-cell>
          <table:table-cell table:style-name="ce11" office:value-type="float" office:value="105111" calcext:value-type="float">
            <text:p>105111</text:p>
          </table:table-cell>
          <table:table-cell table:style-name="ce11" office:value-type="float" office:value="116194" calcext:value-type="float">
            <text:p>116194</text:p>
          </table:table-cell>
          <table:table-cell table:style-name="ce11" office:value-type="float" office:value="122644" calcext:value-type="float">
            <text:p>122644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33574" calcext:value-type="float">
            <text:p>133574</text:p>
          </table:table-cell>
          <table:table-cell table:style-name="ce11" office:value-type="float" office:value="153494" calcext:value-type="float">
            <text:p>153494</text:p>
          </table:table-cell>
          <table:table-cell table:style-name="ce11"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style-name="ce5"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table:style-name="ce11" office:value-type="float" office:value="111656" calcext:value-type="float">
            <text:p>111656</text:p>
          </table:table-cell>
          <table:table-cell table:style-name="ce11" office:value-type="float" office:value="102868" calcext:value-type="float">
            <text:p>102868</text:p>
          </table:table-cell>
          <table:table-cell table:style-name="ce11" office:value-type="float" office:value="126630" calcext:value-type="float">
            <text:p>126630</text:p>
          </table:table-cell>
          <table:table-cell table:style-name="ce11" office:value-type="float" office:value="119817" calcext:value-type="float">
            <text:p>119817</text:p>
          </table:table-cell>
          <table:table-cell table:style-name="ce11" office:value-type="float" office:value="107604" calcext:value-type="float">
            <text:p>107604</text:p>
          </table:table-cell>
          <table:table-cell table:style-name="ce11" office:value-type="float" office:value="120629" calcext:value-type="float">
            <text:p>120629</text:p>
          </table:table-cell>
          <table:table-cell table:style-name="ce11" office:value-type="float" office:value="142802" calcext:value-type="float">
            <text:p>142802</text:p>
          </table:table-cell>
          <table:table-cell table:style-name="ce11" office:value-type="float" office:value="117038" calcext:value-type="float">
            <text:p>117038</text:p>
          </table:table-cell>
          <table:table-cell table:style-name="ce11" office:value-type="float" office:value="143688" calcext:value-type="float">
            <text:p>143688</text:p>
          </table:table-cell>
          <table:table-cell table:style-name="ce11"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style-name="ce5"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table:style-name="ce11" office:value-type="float" office:value="132005" calcext:value-type="float">
            <text:p>132005</text:p>
          </table:table-cell>
          <table:table-cell table:style-name="ce11" office:value-type="float" office:value="112268" calcext:value-type="float">
            <text:p>112268</text:p>
          </table:table-cell>
          <table:table-cell table:style-name="ce11" office:value-type="float" office:value="142560" calcext:value-type="float">
            <text:p>142560</text:p>
          </table:table-cell>
          <table:table-cell table:style-name="ce11" office:value-type="float" office:value="117880" calcext:value-type="float">
            <text:p>117880</text:p>
          </table:table-cell>
          <table:table-cell table:style-name="ce11" office:value-type="float" office:value="102450" calcext:value-type="float">
            <text:p>102450</text:p>
          </table:table-cell>
          <table:table-cell table:style-name="ce11" office:value-type="float" office:value="113078" calcext:value-type="float">
            <text:p>113078</text:p>
          </table:table-cell>
          <table:table-cell table:style-name="ce11" office:value-type="float" office:value="141628" calcext:value-type="float">
            <text:p>141628</text:p>
          </table:table-cell>
          <table:table-cell table:style-name="ce11" office:value-type="float" office:value="124450" calcext:value-type="float">
            <text:p>124450</text:p>
          </table:table-cell>
          <table:table-cell table:number-columns-repeated="2" table:style-name="ce11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style-name="ce5"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table:style-name="ce11" office:value-type="float" office:value="142413" calcext:value-type="float">
            <text:p>142413</text:p>
          </table:table-cell>
          <table:table-cell table:style-name="ce11" office:value-type="float" office:value="104115" calcext:value-type="float">
            <text:p>104115</text:p>
          </table:table-cell>
          <table:table-cell table:style-name="ce11" office:value-type="float" office:value="120779" calcext:value-type="float">
            <text:p>120779</text:p>
          </table:table-cell>
          <table:table-cell table:style-name="ce11" office:value-type="float" office:value="121934" calcext:value-type="float">
            <text:p>121934</text:p>
          </table:table-cell>
          <table:table-cell table:style-name="ce11" office:value-type="float" office:value="123532" calcext:value-type="float">
            <text:p>123532</text:p>
          </table:table-cell>
          <table:table-cell table:style-name="ce11" office:value-type="float" office:value="114608" calcext:value-type="float">
            <text:p>114608</text:p>
          </table:table-cell>
          <table:table-cell table:style-name="ce11" office:value-type="float" office:value="147745" calcext:value-type="float">
            <text:p>147745</text:p>
          </table:table-cell>
          <table:table-cell table:style-name="ce11" office:value-type="float" office:value="118760" calcext:value-type="float">
            <text:p>118760</text:p>
          </table:table-cell>
          <table:table-cell table:style-name="ce11" office:value-type="float" office:value="150218" calcext:value-type="float">
            <text:p>150218</text:p>
          </table:table-cell>
          <table:table-cell table:style-name="ce11"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style-name="ce5"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140372" calcext:value-type="float">
            <text:p>140372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18345" calcext:value-type="float">
            <text:p>118345</text:p>
          </table:table-cell>
          <table:table-cell table:style-name="ce11" office:value-type="float" office:value="123383" calcext:value-type="float">
            <text:p>123383</text:p>
          </table:table-cell>
          <table:table-cell table:style-name="ce11" office:value-type="float" office:value="140611" calcext:value-type="float">
            <text:p>140611</text:p>
          </table:table-cell>
          <table:table-cell table:style-name="ce11" office:value-type="float" office:value="122210" calcext:value-type="float">
            <text:p>122210</text:p>
          </table:table-cell>
          <table:table-cell table:style-name="ce11" office:value-type="float" office:value="148067" calcext:value-type="float">
            <text:p>148067</text:p>
          </table:table-cell>
          <table:table-cell table:style-name="ce11" office:value-type="float" office:value="130658" calcext:value-type="float">
            <text:p>130658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style-name="ce5"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table:style-name="ce11" office:value-type="float" office:value="130093" calcext:value-type="float">
            <text:p>130093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7486" calcext:value-type="float">
            <text:p>127486</text:p>
          </table:table-cell>
          <table:table-cell table:style-name="ce11" office:value-type="float" office:value="124632" calcext:value-type="float">
            <text:p>124632</text:p>
          </table:table-cell>
          <table:table-cell table:style-name="ce11" office:value-type="float" office:value="105292" calcext:value-type="float">
            <text:p>105292</text:p>
          </table:table-cell>
          <table:table-cell table:style-name="ce11" office:value-type="float" office:value="108832" calcext:value-type="float">
            <text:p>108832</text:p>
          </table:table-cell>
          <table:table-cell table:style-name="ce11" office:value-type="float" office:value="149898" calcext:value-type="float">
            <text:p>149898</text:p>
          </table:table-cell>
          <table:table-cell table:style-name="ce11" office:value-type="float" office:value="126791" calcext:value-type="float">
            <text:p>126791</text:p>
          </table:table-cell>
          <table:table-cell table:style-name="ce11" office:value-type="float" office:value="145298" calcext:value-type="float">
            <text:p>145298</text:p>
          </table:table-cell>
          <table:table-cell table:style-name="ce11"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style-name="ce5"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table:style-name="ce11" office:value-type="float" office:value="136180" calcext:value-type="float">
            <text:p>136180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9235" calcext:value-type="float">
            <text:p>129235</text:p>
          </table:table-cell>
          <table:table-cell table:style-name="ce11" office:value-type="float" office:value="125333" calcext:value-type="float">
            <text:p>125333</text:p>
          </table:table-cell>
          <table:table-cell table:style-name="ce11" office:value-type="float" office:value="134188" calcext:value-type="float">
            <text:p>134188</text:p>
          </table:table-cell>
          <table:table-cell table:style-name="ce11" office:value-type="float" office:value="121740" calcext:value-type="float">
            <text:p>121740</text:p>
          </table:table-cell>
          <table:table-cell table:style-name="ce11" office:value-type="float" office:value="146297" calcext:value-type="float">
            <text:p>146297</text:p>
          </table:table-cell>
          <table:table-cell table:style-name="ce11" office:value-type="float" office:value="116454" calcext:value-type="float">
            <text:p>116454</text:p>
          </table:table-cell>
          <table:table-cell table:style-name="ce11" office:value-type="float" office:value="150915" calcext:value-type="float">
            <text:p>150915</text:p>
          </table:table-cell>
          <table:table-cell table:style-name="ce11"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style-name="ce5" table:formula="of:=SUM([.D29:.M29])/10" office:value-type="float" office:value="125236.5" calcext:value-type="float">
            <text:p>125237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table:style-name="ce11" office:value-type="float" office:value="142124" calcext:value-type="float">
            <text:p>142124</text:p>
          </table:table-cell>
          <table:table-cell table:style-name="ce11" office:value-type="float" office:value="102124" calcext:value-type="float">
            <text:p>102124</text:p>
          </table:table-cell>
          <table:table-cell table:style-name="ce11" office:value-type="float" office:value="134953" calcext:value-type="float">
            <text:p>134953</text:p>
          </table:table-cell>
          <table:table-cell table:style-name="ce11" office:value-type="float" office:value="118163" calcext:value-type="float">
            <text:p>118163</text:p>
          </table:table-cell>
          <table:table-cell table:style-name="ce11" office:value-type="float" office:value="124207" calcext:value-type="float">
            <text:p>124207</text:p>
          </table:table-cell>
          <table:table-cell table:style-name="ce11" office:value-type="float" office:value="120867" calcext:value-type="float">
            <text:p>120867</text:p>
          </table:table-cell>
          <table:table-cell table:style-name="ce11" office:value-type="float" office:value="142102" calcext:value-type="float">
            <text:p>142102</text:p>
          </table:table-cell>
          <table:table-cell table:style-name="ce11" office:value-type="float" office:value="127363" calcext:value-type="float">
            <text:p>127363</text:p>
          </table:table-cell>
          <table:table-cell table:style-name="ce11" office:value-type="float" office:value="138813" calcext:value-type="float">
            <text:p>138813</text:p>
          </table:table-cell>
          <table:table-cell table:style-name="ce11"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style-name="ce5" table:formula="of:=SUM([.D31:.M31])/10" office:value-type="float" office:value="125503.3" calcext:value-type="float">
            <text:p>1255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table:style-name="ce11" office:value-type="float" office:value="138987" calcext:value-type="float">
            <text:p>138987</text:p>
          </table:table-cell>
          <table:table-cell table:style-name="ce11" office:value-type="float" office:value="98628" calcext:value-type="float">
            <text:p>98628</text:p>
          </table:table-cell>
          <table:table-cell table:style-name="ce11" office:value-type="float" office:value="132027" calcext:value-type="float">
            <text:p>132027</text:p>
          </table:table-cell>
          <table:table-cell table:style-name="ce11" office:value-type="float" office:value="120986" calcext:value-type="float">
            <text:p>120986</text:p>
          </table:table-cell>
          <table:table-cell table:style-name="ce11" office:value-type="float" office:value="119075" calcext:value-type="float">
            <text:p>119075</text:p>
          </table:table-cell>
          <table:table-cell table:style-name="ce11" office:value-type="float" office:value="105471" calcext:value-type="float">
            <text:p>105471</text:p>
          </table:table-cell>
          <table:table-cell table:style-name="ce11" office:value-type="float" office:value="150977" calcext:value-type="float">
            <text:p>150977</text:p>
          </table:table-cell>
          <table:table-cell table:style-name="ce11" office:value-type="float" office:value="115125" calcext:value-type="float">
            <text:p>115125</text:p>
          </table:table-cell>
          <table:table-cell table:style-name="ce11" office:value-type="float" office:value="153713" calcext:value-type="float">
            <text:p>153713</text:p>
          </table:table-cell>
          <table:table-cell table:style-name="ce11"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style-name="ce5" table:formula="of:=SUM([.D32:.M32])/10" office:value-type="float" office:value="124458.6" calcext:value-type="float">
            <text:p>1244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table:style-name="ce11" office:value-type="float" office:value="134679" calcext:value-type="float">
            <text:p>134679</text:p>
          </table:table-cell>
          <table:table-cell table:style-name="ce11" office:value-type="float" office:value="54763" calcext:value-type="float">
            <text:p>54763</text:p>
          </table:table-cell>
          <table:table-cell table:style-name="ce11" office:value-type="float" office:value="125727" calcext:value-type="float">
            <text:p>125727</text:p>
          </table:table-cell>
          <table:table-cell table:style-name="ce11" office:value-type="float" office:value="116832" calcext:value-type="float">
            <text:p>116832</text:p>
          </table:table-cell>
          <table:table-cell table:style-name="ce11" office:value-type="float" office:value="132766" calcext:value-type="float">
            <text:p>132766</text:p>
          </table:table-cell>
          <table:table-cell table:style-name="ce11" office:value-type="float" office:value="118679" calcext:value-type="float">
            <text:p>118679</text:p>
          </table:table-cell>
          <table:table-cell table:style-name="ce11" office:value-type="float" office:value="137850" calcext:value-type="float">
            <text:p>137850</text:p>
          </table:table-cell>
          <table:table-cell table:style-name="ce11" office:value-type="float" office:value="77030" calcext:value-type="float">
            <text:p>77030</text:p>
          </table:table-cell>
          <table:table-cell table:style-name="ce11" office:value-type="float" office:value="146288" calcext:value-type="float">
            <text:p>146288</text:p>
          </table:table-cell>
          <table:table-cell table:style-name="ce11"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style-name="ce5"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34:.M3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table:style-name="ce11" office:value-type="float" office:value="134588" calcext:value-type="float">
            <text:p>134588</text:p>
          </table:table-cell>
          <table:table-cell table:style-name="ce11" office:value-type="float" office:value="107131" calcext:value-type="float">
            <text:p>107131</text:p>
          </table:table-cell>
          <table:table-cell table:style-name="ce11" office:value-type="float" office:value="115532" calcext:value-type="float">
            <text:p>115532</text:p>
          </table:table-cell>
          <table:table-cell table:style-name="ce11" office:value-type="float" office:value="87850" calcext:value-type="float">
            <text:p>87850</text:p>
          </table:table-cell>
          <table:table-cell table:style-name="ce11" office:value-type="float" office:value="140223" calcext:value-type="float">
            <text:p>140223</text:p>
          </table:table-cell>
          <table:table-cell table:style-name="ce11" office:value-type="float" office:value="116204" calcext:value-type="float">
            <text:p>116204</text:p>
          </table:table-cell>
          <table:table-cell table:style-name="ce11" office:value-type="float" office:value="120984" calcext:value-type="float">
            <text:p>120984</text:p>
          </table:table-cell>
          <table:table-cell table:style-name="ce11" office:value-type="float" office:value="128220" calcext:value-type="float">
            <text:p>128220</text:p>
          </table:table-cell>
          <table:table-cell table:style-name="ce11" office:value-type="float" office:value="144532" calcext:value-type="float">
            <text:p>144532</text:p>
          </table:table-cell>
          <table:table-cell table:style-name="ce11"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style-name="ce5"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100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table:style-name="ce11" office:value-type="float" office:value="138062" calcext:value-type="float">
            <text:p>138062</text:p>
          </table:table-cell>
          <table:table-cell table:style-name="ce11" office:value-type="float" office:value="95224" calcext:value-type="float">
            <text:p>95224</text:p>
          </table:table-cell>
          <table:table-cell table:style-name="ce11" office:value-type="float" office:value="137115" calcext:value-type="float">
            <text:p>137115</text:p>
          </table:table-cell>
          <table:table-cell table:style-name="ce11" office:value-type="float" office:value="107142" calcext:value-type="float">
            <text:p>107142</text:p>
          </table:table-cell>
          <table:table-cell table:style-name="ce11" office:value-type="float" office:value="133964" calcext:value-type="float">
            <text:p>133964</text:p>
          </table:table-cell>
          <table:table-cell table:style-name="ce11" office:value-type="float" office:value="120081" calcext:value-type="float">
            <text:p>120081</text:p>
          </table:table-cell>
          <table:table-cell table:style-name="ce11" office:value-type="float" office:value="138890" calcext:value-type="float">
            <text:p>138890</text:p>
          </table:table-cell>
          <table:table-cell table:style-name="ce11" office:value-type="float" office:value="114312" calcext:value-type="float">
            <text:p>114312</text:p>
          </table:table-cell>
          <table:table-cell table:style-name="ce11" office:value-type="float" office:value="140946" calcext:value-type="float">
            <text:p>140946</text:p>
          </table:table-cell>
          <table:table-cell table:style-name="ce11"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style-name="ce5"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table:style-name="ce11" office:value-type="float" office:value="147126" calcext:value-type="float">
            <text:p>147126</text:p>
          </table:table-cell>
          <table:table-cell table:style-name="ce11" office:value-type="float" office:value="104913" calcext:value-type="float">
            <text:p>104913</text:p>
          </table:table-cell>
          <table:table-cell table:style-name="ce11" office:value-type="float" office:value="133083" calcext:value-type="float">
            <text:p>133083</text:p>
          </table:table-cell>
          <table:table-cell table:style-name="ce11" office:value-type="float" office:value="104252" calcext:value-type="float">
            <text:p>104252</text:p>
          </table:table-cell>
          <table:table-cell table:style-name="ce11" office:value-type="float" office:value="124436" calcext:value-type="float">
            <text:p>124436</text:p>
          </table:table-cell>
          <table:table-cell table:style-name="ce11" office:value-type="float" office:value="110859" calcext:value-type="float">
            <text:p>110859</text:p>
          </table:table-cell>
          <table:table-cell table:style-name="ce11" office:value-type="float" office:value="137015" calcext:value-type="float">
            <text:p>137015</text:p>
          </table:table-cell>
          <table:table-cell table:style-name="ce11" office:value-type="float" office:value="128268" calcext:value-type="float">
            <text:p>128268</text:p>
          </table:table-cell>
          <table:table-cell table:style-name="ce11" office:value-type="float" office:value="137147" calcext:value-type="float">
            <text:p>137147</text:p>
          </table:table-cell>
          <table:table-cell table:style-name="ce11"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style-name="ce5" table:formula="of:=SUM([.D37:.M37])/10" office:value-type="float" office:value="124483.1" calcext:value-type="float">
            <text:p>1244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table:style-name="ce11" office:value-type="float" office:value="138358" calcext:value-type="float">
            <text:p>138358</text:p>
          </table:table-cell>
          <table:table-cell table:style-name="ce11" office:value-type="float" office:value="104639" calcext:value-type="float">
            <text:p>104639</text:p>
          </table:table-cell>
          <table:table-cell table:style-name="ce11" office:value-type="float" office:value="134860" calcext:value-type="float">
            <text:p>134860</text:p>
          </table:table-cell>
          <table:table-cell table:style-name="ce11" office:value-type="float" office:value="104670" calcext:value-type="float">
            <text:p>104670</text:p>
          </table:table-cell>
          <table:table-cell table:style-name="ce11" office:value-type="float" office:value="134529" calcext:value-type="float">
            <text:p>134529</text:p>
          </table:table-cell>
          <table:table-cell table:style-name="ce11" office:value-type="float" office:value="119893" calcext:value-type="float">
            <text:p>119893</text:p>
          </table:table-cell>
          <table:table-cell table:style-name="ce11" office:value-type="float" office:value="138556" calcext:value-type="float">
            <text:p>138556</text:p>
          </table:table-cell>
          <table:table-cell table:style-name="ce11" office:value-type="float" office:value="121854" calcext:value-type="float">
            <text:p>121854</text:p>
          </table:table-cell>
          <table:table-cell table:style-name="ce11" office:value-type="float" office:value="145274" calcext:value-type="float">
            <text:p>145274</text:p>
          </table:table-cell>
          <table:table-cell table:style-name="ce11"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style-name="ce5" table:formula="of:=SUM([.D38:.M38])/10" office:value-type="float" office:value="125693.7" calcext:value-type="float">
            <text:p>1256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38249" calcext:value-type="float">
            <text:p>138249</text:p>
          </table:table-cell>
          <table:table-cell table:style-name="ce11" office:value-type="float" office:value="105420" calcext:value-type="float">
            <text:p>105420</text:p>
          </table:table-cell>
          <table:table-cell table:style-name="ce11" office:value-type="float" office:value="137025" calcext:value-type="float">
            <text:p>137025</text:p>
          </table:table-cell>
          <table:table-cell table:style-name="ce11" office:value-type="float" office:value="102642" calcext:value-type="float">
            <text:p>102642</text:p>
          </table:table-cell>
          <table:table-cell table:style-name="ce11" office:value-type="float" office:value="131887" calcext:value-type="float">
            <text:p>131887</text:p>
          </table:table-cell>
          <table:table-cell table:style-name="ce11" office:value-type="float" office:value="116998" calcext:value-type="float">
            <text:p>116998</text:p>
          </table:table-cell>
          <table:table-cell table:style-name="ce11" office:value-type="float" office:value="138034" calcext:value-type="float">
            <text:p>138034</text:p>
          </table:table-cell>
          <table:table-cell table:style-name="ce11" office:value-type="float" office:value="113103" calcext:value-type="float">
            <text:p>113103</text:p>
          </table:table-cell>
          <table:table-cell table:style-name="ce11" office:value-type="float" office:value="136316" calcext:value-type="float">
            <text:p>136316</text:p>
          </table:table-cell>
          <table:table-cell table:style-name="ce11"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style-name="ce5" table:formula="of:=SUM([.D39:.M39])/10" office:value-type="float" office:value="123811.8" calcext:value-type="float">
            <text:p>12381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40:.M4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6" office:value-type="float" office:value="136090" calcext:value-type="float">
            <text:p>136090</text:p>
          </table:table-cell>
          <table:table-cell table:style-name="ce6" office:value-type="float" office:value="104447" calcext:value-type="float">
            <text:p>104447</text:p>
          </table:table-cell>
          <table:table-cell table:style-name="ce7" office:value-type="float" office:value="126296" calcext:value-type="float">
            <text:p>126296</text:p>
          </table:table-cell>
          <table:table-cell table:style-name="ce7" office:value-type="float" office:value="89075" calcext:value-type="float">
            <text:p>89075</text:p>
          </table:table-cell>
          <table:table-cell table:style-name="ce6" office:value-type="float" office:value="131732" calcext:value-type="float">
            <text:p>131732</text:p>
          </table:table-cell>
          <table:table-cell table:style-name="ce6" office:value-type="float" office:value="111810" calcext:value-type="float">
            <text:p>111810</text:p>
          </table:table-cell>
          <table:table-cell table:style-name="ce6" office:value-type="float" office:value="136844" calcext:value-type="float">
            <text:p>136844</text:p>
          </table:table-cell>
          <table:table-cell table:style-name="ce6" office:value-type="float" office:value="117110" calcext:value-type="float">
            <text:p>117110</text:p>
          </table:table-cell>
          <table:table-cell table:style-name="ce6" office:value-type="float" office:value="146297" calcext:value-type="float">
            <text:p>146297</text:p>
          </table:table-cell>
          <table:table-cell table:style-name="ce6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style-name="ce5"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6" office:value-type="float" office:value="143690" calcext:value-type="float">
            <text:p>143690</text:p>
          </table:table-cell>
          <table:table-cell table:style-name="ce6" office:value-type="float" office:value="101266" calcext:value-type="float">
            <text:p>101266</text:p>
          </table:table-cell>
          <table:table-cell table:style-name="ce6" office:value-type="float" office:value="134683" calcext:value-type="float">
            <text:p>134683</text:p>
          </table:table-cell>
          <table:table-cell table:style-name="ce6" office:value-type="float" office:value="105810" calcext:value-type="float">
            <text:p>105810</text:p>
          </table:table-cell>
          <table:table-cell table:style-name="ce6" office:value-type="float" office:value="121523" calcext:value-type="float">
            <text:p>121523</text:p>
          </table:table-cell>
          <table:table-cell table:style-name="ce6" office:value-type="float" office:value="119686" calcext:value-type="float">
            <text:p>119686</text:p>
          </table:table-cell>
          <table:table-cell table:style-name="ce6" office:value-type="float" office:value="136236" calcext:value-type="float">
            <text:p>136236</text:p>
          </table:table-cell>
          <table:table-cell table:style-name="ce6" office:value-type="float" office:value="128826" calcext:value-type="float">
            <text:p>128826</text:p>
          </table:table-cell>
          <table:table-cell table:style-name="ce6" office:value-type="float" office:value="146523" calcext:value-type="float">
            <text:p>146523</text:p>
          </table:table-cell>
          <table:table-cell table:style-name="ce6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style-name="ce5" table:formula="of:=SUM([.D42:.M42])/10" office:value-type="float" office:value="126067.9" calcext:value-type="float">
            <text:p>126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6" office:value-type="float" office:value="142988" calcext:value-type="float">
            <text:p>142988</text:p>
          </table:table-cell>
          <table:table-cell table:style-name="ce6" office:value-type="float" office:value="103447" calcext:value-type="float">
            <text:p>103447</text:p>
          </table:table-cell>
          <table:table-cell table:style-name="ce6" office:value-type="float" office:value="134246" calcext:value-type="float">
            <text:p>134246</text:p>
          </table:table-cell>
          <table:table-cell table:style-name="ce6" office:value-type="float" office:value="107710" calcext:value-type="float">
            <text:p>107710</text:p>
          </table:table-cell>
          <table:table-cell table:style-name="ce6" office:value-type="float" office:value="124436" calcext:value-type="float">
            <text:p>124436</text:p>
          </table:table-cell>
          <table:table-cell table:style-name="ce6" office:value-type="float" office:value="119398" calcext:value-type="float">
            <text:p>119398</text:p>
          </table:table-cell>
          <table:table-cell table:style-name="ce6" office:value-type="float" office:value="137772" calcext:value-type="float">
            <text:p>137772</text:p>
          </table:table-cell>
          <table:table-cell table:style-name="ce6" office:value-type="float" office:value="119788" calcext:value-type="float">
            <text:p>119788</text:p>
          </table:table-cell>
          <table:table-cell table:style-name="ce6" office:value-type="float" office:value="141099" calcext:value-type="float">
            <text:p>141099</text:p>
          </table:table-cell>
          <table:table-cell table:style-name="ce6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style-name="ce5" table:formula="of:=SUM([.D43:.M43])/10" office:value-type="float" office:value="124777" calcext:value-type="float">
            <text:p>124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table:style-name="ce11" office:value-type="float" office:value="138453" calcext:value-type="float">
            <text:p>138453</text:p>
          </table:table-cell>
          <table:table-cell table:style-name="ce11" office:value-type="float" office:value="102348" calcext:value-type="float">
            <text:p>102348</text:p>
          </table:table-cell>
          <table:table-cell table:style-name="ce11" office:value-type="float" office:value="129440" calcext:value-type="float">
            <text:p>129440</text:p>
          </table:table-cell>
          <table:table-cell table:style-name="ce11" office:value-type="float" office:value="105256" calcext:value-type="float">
            <text:p>105256</text:p>
          </table:table-cell>
          <table:table-cell table:style-name="ce11" office:value-type="float" office:value="131449" calcext:value-type="float">
            <text:p>131449</text:p>
          </table:table-cell>
          <table:table-cell table:style-name="ce11" office:value-type="float" office:value="112785" calcext:value-type="float">
            <text:p>112785</text:p>
          </table:table-cell>
          <table:table-cell table:style-name="ce11" office:value-type="float" office:value="117788" calcext:value-type="float">
            <text:p>117788</text:p>
          </table:table-cell>
          <table:table-cell table:style-name="ce11" office:value-type="float" office:value="131128" calcext:value-type="float">
            <text:p>131128</text:p>
          </table:table-cell>
          <table:table-cell table:style-name="ce11" office:value-type="float" office:value="136770" calcext:value-type="float">
            <text:p>136770</text:p>
          </table:table-cell>
          <table:table-cell table:style-name="ce11"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style-name="ce5" table:formula="of:=SUM([.D44:.M44])/10" office:value-type="float" office:value="122930.6" calcext:value-type="float">
            <text:p>1229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table:style-name="ce11" office:value-type="float" office:value="121677" calcext:value-type="float">
            <text:p>121677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185" calcext:value-type="float">
            <text:p>141185</text:p>
          </table:table-cell>
          <table:table-cell table:style-name="ce11" office:value-type="float" office:value="105500" calcext:value-type="float">
            <text:p>105500</text:p>
          </table:table-cell>
          <table:table-cell table:style-name="ce11" office:value-type="float" office:value="120852" calcext:value-type="float">
            <text:p>120852</text:p>
          </table:table-cell>
          <table:table-cell table:style-name="ce11" office:value-type="float" office:value="122246" calcext:value-type="float">
            <text:p>122246</text:p>
          </table:table-cell>
          <table:table-cell table:style-name="ce11" office:value-type="float" office:value="141612" calcext:value-type="float">
            <text:p>141612</text:p>
          </table:table-cell>
          <table:table-cell table:style-name="ce11" office:value-type="float" office:value="119904" calcext:value-type="float">
            <text:p>119904</text:p>
          </table:table-cell>
          <table:table-cell table:style-name="ce11" office:value-type="float" office:value="132120" calcext:value-type="float">
            <text:p>132120</text:p>
          </table:table-cell>
          <table:table-cell table:style-name="ce11"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style-name="ce5" table:formula="of:=SUM([.D46:.M46])/10" office:value-type="float" office:value="121150.3" calcext:value-type="float">
            <text:p>12115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table:style-name="ce11" office:value-type="float" office:value="129672" calcext:value-type="float">
            <text:p>129672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256" calcext:value-type="float">
            <text:p>141256</text:p>
          </table:table-cell>
          <table:table-cell table:style-name="ce11" office:value-type="float" office:value="100829" calcext:value-type="float">
            <text:p>100829</text:p>
          </table:table-cell>
          <table:table-cell table:style-name="ce11" office:value-type="float" office:value="130332" calcext:value-type="float">
            <text:p>130332</text:p>
          </table:table-cell>
          <table:table-cell table:style-name="ce11" office:value-type="float" office:value="114889" calcext:value-type="float">
            <text:p>114889</text:p>
          </table:table-cell>
          <table:table-cell table:style-name="ce11" office:value-type="float" office:value="134161" calcext:value-type="float">
            <text:p>134161</text:p>
          </table:table-cell>
          <table:table-cell table:style-name="ce11" office:value-type="float" office:value="121355" calcext:value-type="float">
            <text:p>121355</text:p>
          </table:table-cell>
          <table:table-cell table:style-name="ce11" office:value-type="float" office:value="124985" calcext:value-type="float">
            <text:p>124985</text:p>
          </table:table-cell>
          <table:table-cell table:style-name="ce11"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style-name="ce5"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table:style-name="ce11" office:value-type="float" office:value="129049" calcext:value-type="float">
            <text:p>129049</text:p>
          </table:table-cell>
          <table:table-cell table:style-name="ce11" office:value-type="float" office:value="116208" calcext:value-type="float">
            <text:p>116208</text:p>
          </table:table-cell>
          <table:table-cell table:style-name="ce11" office:value-type="float" office:value="128343" calcext:value-type="float">
            <text:p>128343</text:p>
          </table:table-cell>
          <table:table-cell table:style-name="ce11" office:value-type="float" office:value="109959" calcext:value-type="float">
            <text:p>109959</text:p>
          </table:table-cell>
          <table:table-cell table:style-name="ce11" office:value-type="float" office:value="129161" calcext:value-type="float">
            <text:p>129161</text:p>
          </table:table-cell>
          <table:table-cell table:style-name="ce11" office:value-type="float" office:value="103430" calcext:value-type="float">
            <text:p>103430</text:p>
          </table:table-cell>
          <table:table-cell table:style-name="ce11" office:value-type="float" office:value="148037" calcext:value-type="float">
            <text:p>148037</text:p>
          </table:table-cell>
          <table:table-cell table:style-name="ce11" office:value-type="float" office:value="128279" calcext:value-type="float">
            <text:p>128279</text:p>
          </table:table-cell>
          <table:table-cell table:style-name="ce11" office:value-type="float" office:value="151505" calcext:value-type="float">
            <text:p>151505</text:p>
          </table:table-cell>
          <table:table-cell table:style-name="ce11"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style-name="ce5" table:formula="of:=SUM([.D49:.M49])/10" office:value-type="float" office:value="125092.2" calcext:value-type="float">
            <text:p>1250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table:style-name="ce11" office:value-type="float" office:value="133862" calcext:value-type="float">
            <text:p>133862</text:p>
          </table:table-cell>
          <table:table-cell table:style-name="ce11" office:value-type="float" office:value="122389" calcext:value-type="float">
            <text:p>122389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07115" calcext:value-type="float">
            <text:p>107115</text:p>
          </table:table-cell>
          <table:table-cell table:style-name="ce11" office:value-type="float" office:value="138695" calcext:value-type="float">
            <text:p>138695</text:p>
          </table:table-cell>
          <table:table-cell table:style-name="ce11" office:value-type="float" office:value="114282" calcext:value-type="float">
            <text:p>114282</text:p>
          </table:table-cell>
          <table:table-cell table:style-name="ce11" office:value-type="float" office:value="136605" calcext:value-type="float">
            <text:p>136605</text:p>
          </table:table-cell>
          <table:table-cell table:style-name="ce11" office:value-type="float" office:value="129804" calcext:value-type="float">
            <text:p>129804</text:p>
          </table:table-cell>
          <table:table-cell table:style-name="ce11" office:value-type="float" office:value="130472" calcext:value-type="float">
            <text:p>130472</text:p>
          </table:table-cell>
          <table:table-cell table:style-name="ce11"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style-name="ce5" table:formula="of:=SUM([.D50:.M50])/10" office:value-type="float" office:value="126699.5" calcext:value-type="float">
            <text:p>126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table:style-name="ce11" office:value-type="float" office:value="126171" calcext:value-type="float">
            <text:p>126171</text:p>
          </table:table-cell>
          <table:table-cell table:style-name="ce11" office:value-type="float" office:value="108339" calcext:value-type="float">
            <text:p>108339</text:p>
          </table:table-cell>
          <table:table-cell table:style-name="ce11" office:value-type="float" office:value="135789" calcext:value-type="float">
            <text:p>135789</text:p>
          </table:table-cell>
          <table:table-cell table:style-name="ce11" office:value-type="float" office:value="101731" calcext:value-type="float">
            <text:p>101731</text:p>
          </table:table-cell>
          <table:table-cell table:style-name="ce11" office:value-type="float" office:value="138443" calcext:value-type="float">
            <text:p>138443</text:p>
          </table:table-cell>
          <table:table-cell table:style-name="ce11" office:value-type="float" office:value="122817" calcext:value-type="float">
            <text:p>122817</text:p>
          </table:table-cell>
          <table:table-cell table:style-name="ce11" office:value-type="float" office:value="147122" calcext:value-type="float">
            <text:p>147122</text:p>
          </table:table-cell>
          <table:table-cell table:style-name="ce11" office:value-type="float" office:value="129949" calcext:value-type="float">
            <text:p>129949</text:p>
          </table:table-cell>
          <table:table-cell table:style-name="ce11" office:value-type="float" office:value="152555" calcext:value-type="float">
            <text:p>152555</text:p>
          </table:table-cell>
          <table:table-cell table:style-name="ce11"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style-name="ce5" table:formula="of:=SUM([.D51:.M51])/10" office:value-type="float" office:value="126343.9" calcext:value-type="float">
            <text:p>1263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office:value-type="float" office:value="128879" calcext:value-type="float">
            <text:p>128879</text:p>
          </table:table-cell>
          <table:table-cell table:style-name="ce11" office:value-type="float" office:value="102670" calcext:value-type="float">
            <text:p>102670</text:p>
          </table:table-cell>
          <table:table-cell table:style-name="ce11" office:value-type="float" office:value="120011" calcext:value-type="float">
            <text:p>120011</text:p>
          </table:table-cell>
          <table:table-cell table:style-name="ce11" office:value-type="float" office:value="101866" calcext:value-type="float">
            <text:p>101866</text:p>
          </table:table-cell>
          <table:table-cell table:style-name="ce11" office:value-type="float" office:value="141409" calcext:value-type="float">
            <text:p>141409</text:p>
          </table:table-cell>
          <table:table-cell table:style-name="ce11" office:value-type="float" office:value="110838" calcext:value-type="float">
            <text:p>110838</text:p>
          </table:table-cell>
          <table:table-cell table:style-name="ce11" office:value-type="float" office:value="147375" calcext:value-type="float">
            <text:p>147375</text:p>
          </table:table-cell>
          <table:table-cell table:style-name="ce11" office:value-type="float" office:value="119895" calcext:value-type="float">
            <text:p>119895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style-name="ce5" table:formula="of:=SUM([.D52:.M52])/10" office:value-type="float" office:value="121142.9" calcext:value-type="float">
            <text:p>121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8472" calcext:value-type="float">
            <text:p>148472</text:p>
          </table:table-cell>
          <table:table-cell table:style-name="ce11" office:value-type="float" office:value="114672" calcext:value-type="float">
            <text:p>114672</text:p>
          </table:table-cell>
          <table:table-cell table:style-name="ce11" office:value-type="float" office:value="109986" calcext:value-type="float">
            <text:p>109986</text:p>
          </table:table-cell>
          <table:table-cell table:style-name="ce11" office:value-type="float" office:value="135910" calcext:value-type="float">
            <text:p>135910</text:p>
          </table:table-cell>
          <table:table-cell table:style-name="ce11" office:value-type="float" office:value="142459" calcext:value-type="float">
            <text:p>142459</text:p>
          </table:table-cell>
          <table:table-cell table:style-name="ce11" office:value-type="float" office:value="107983" calcext:value-type="float">
            <text:p>107983</text:p>
          </table:table-cell>
          <table:table-cell table:style-name="ce11" office:value-type="float" office:value="144180" calcext:value-type="float">
            <text:p>144180</text:p>
          </table:table-cell>
          <table:table-cell table:style-name="ce11" office:value-type="float" office:value="118032" calcext:value-type="float">
            <text:p>118032</text:p>
          </table:table-cell>
          <table:table-cell table:style-name="ce11" office:value-type="float" office:value="129888" calcext:value-type="float">
            <text:p>129888</text:p>
          </table:table-cell>
          <table:table-cell table:style-name="ce11"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style-name="ce5" table:formula="of:=SUM([.D53:.M53])/10" office:value-type="float" office:value="125700.7" calcext:value-type="float">
            <text:p>1257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1" table:number-columns-repeated="10"/>
          <table:table-cell office:value-type="float" office:value="124907" calcext:value-type="float">
            <text:p>124907</text:p>
          </table:table-cell>
          <table:table-cell table:number-columns-repeated="5"/>
          <table:table-cell table:style-name="ce5" table:formula="of:=SUM([.D54:.M5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number-columns-repeated="10"/>
          <table:table-cell office:value-type="float" office:value="122098" calcext:value-type="float">
            <text:p>122098</text:p>
          </table:table-cell>
          <table:table-cell table:number-columns-repeated="5"/>
          <table:table-cell table:style-name="ce5" table:formula="of:=SUM([.D55:.M5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1" office:value-type="float" office:value="134864" calcext:value-type="float">
            <text:p>134864</text:p>
          </table:table-cell>
          <table:table-cell table:style-name="ce11" office:value-type="float" office:value="113914" calcext:value-type="float">
            <text:p>113914</text:p>
          </table:table-cell>
          <table:table-cell table:style-name="ce11" office:value-type="float" office:value="125801" calcext:value-type="float">
            <text:p>125801</text:p>
          </table:table-cell>
          <table:table-cell table:style-name="ce11" office:value-type="float" office:value="123810" calcext:value-type="float">
            <text:p>123810</text:p>
          </table:table-cell>
          <table:table-cell table:style-name="ce11" office:value-type="float" office:value="130090" calcext:value-type="float">
            <text:p>130090</text:p>
          </table:table-cell>
          <table:table-cell table:style-name="ce11" office:value-type="float" office:value="115095" calcext:value-type="float">
            <text:p>115095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16414" calcext:value-type="float">
            <text:p>116414</text:p>
          </table:table-cell>
          <table:table-cell table:style-name="ce11" office:value-type="float" office:value="154256" calcext:value-type="float">
            <text:p>154256</text:p>
          </table:table-cell>
          <table:table-cell table:style-name="ce11"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style-name="ce5"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number-columns-repeated="10"/>
          <table:table-cell office:value-type="float" office:value="125231" calcext:value-type="float">
            <text:p>125231</text:p>
          </table:table-cell>
          <table:table-cell table:number-columns-repeated="5"/>
          <table:table-cell table:style-name="ce5" table:formula="of:=SUM([.D57:.M5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1" table:number-columns-repeated="10"/>
          <table:table-cell office:value-type="float" office:value="125560" calcext:value-type="float">
            <text:p>125560</text:p>
          </table:table-cell>
          <table:table-cell table:number-columns-repeated="5"/>
          <table:table-cell table:style-name="ce5" table:formula="of:=SUM([.D58:.M5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22123" calcext:value-type="float">
            <text:p>122123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style-name="ce5" table:formula="of:=SUM([.D59:.M59])/10" office:value-type="float" office:value="126020" calcext:value-type="float">
            <text:p>1260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2"/>
          <table:table-cell table:style-name="ce11" table:number-columns-repeated="10"/>
          <table:table-cell office:value-type="float" office:value="126113" calcext:value-type="float">
            <text:p>126113</text:p>
          </table:table-cell>
          <table:table-cell table:number-columns-repeated="5"/>
          <table:table-cell table:style-name="ce5" table:formula="of:=SUM([.D60:.M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2:.M62])/10" office:value-type="float" office:value="127030.7" calcext:value-type="float">
            <text:p>1270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3:.M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table:style-name="ce11" office:value-type="float" office:value="143136" calcext:value-type="float">
            <text:p>143136</text:p>
          </table:table-cell>
          <table:table-cell table:style-name="ce11" office:value-type="float" office:value="122647" calcext:value-type="float">
            <text:p>122647</text:p>
          </table:table-cell>
          <table:table-cell table:style-name="ce11" office:value-type="float" office:value="127031" calcext:value-type="float">
            <text:p>127031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08448" calcext:value-type="float">
            <text:p>108448</text:p>
          </table:table-cell>
          <table:table-cell table:style-name="ce11" office:value-type="float" office:value="137742" calcext:value-type="float">
            <text:p>137742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359" calcext:value-type="float">
            <text:p>126359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style-name="ce5"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table:style-name="ce11" office:value-type="float" office:value="128693" calcext:value-type="float">
            <text:p>128693</text:p>
          </table:table-cell>
          <table:table-cell table:style-name="ce11" office:value-type="float" office:value="96344" calcext:value-type="float">
            <text:p>96344</text:p>
          </table:table-cell>
          <table:table-cell table:style-name="ce11" office:value-type="float" office:value="125453" calcext:value-type="float">
            <text:p>125453</text:p>
          </table:table-cell>
          <table:table-cell table:style-name="ce11" office:value-type="float" office:value="108639" calcext:value-type="float">
            <text:p>108639</text:p>
          </table:table-cell>
          <table:table-cell table:style-name="ce11" office:value-type="float" office:value="145319" calcext:value-type="float">
            <text:p>145319</text:p>
          </table:table-cell>
          <table:table-cell table:style-name="ce11" office:value-type="float" office:value="122885" calcext:value-type="float">
            <text:p>122885</text:p>
          </table:table-cell>
          <table:table-cell table:style-name="ce11" office:value-type="float" office:value="141029" calcext:value-type="float">
            <text:p>14102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4525" calcext:value-type="float">
            <text:p>124525</text:p>
          </table:table-cell>
          <table:table-cell table:style-name="ce11"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style-name="ce5"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table:style-name="ce11" office:value-type="float" office:value="138223" calcext:value-type="float">
            <text:p>138223</text:p>
          </table:table-cell>
          <table:table-cell table:style-name="ce11" office:value-type="float" office:value="113557" calcext:value-type="float">
            <text:p>113557</text:p>
          </table:table-cell>
          <table:table-cell table:style-name="ce11" office:value-type="float" office:value="122524" calcext:value-type="float">
            <text:p>122524</text:p>
          </table:table-cell>
          <table:table-cell table:style-name="ce11" office:value-type="float" office:value="130725" calcext:value-type="float">
            <text:p>130725</text:p>
          </table:table-cell>
          <table:table-cell table:style-name="ce11" office:value-type="float" office:value="147647" calcext:value-type="float">
            <text:p>147647</text:p>
          </table:table-cell>
          <table:table-cell table:style-name="ce11" office:value-type="float" office:value="108052" calcext:value-type="float">
            <text:p>108052</text:p>
          </table:table-cell>
          <table:table-cell table:style-name="ce11" office:value-type="float" office:value="141698" calcext:value-type="float">
            <text:p>141698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6385" calcext:value-type="float">
            <text:p>126385</text:p>
          </table:table-cell>
          <table:table-cell table:style-name="ce11"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style-name="ce5" table:formula="of:=SUM([.D66:.M66])/10" office:value-type="float" office:value="126640.2" calcext:value-type="float">
            <text:p>12664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table:style-name="ce11" office:value-type="float" office:value="142250" calcext:value-type="float">
            <text:p>142250</text:p>
          </table:table-cell>
          <table:table-cell table:style-name="ce11" office:value-type="float" office:value="121955" calcext:value-type="float">
            <text:p>121955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15819" calcext:value-type="float">
            <text:p>115819</text:p>
          </table:table-cell>
          <table:table-cell table:style-name="ce11" office:value-type="float" office:value="133423" calcext:value-type="float">
            <text:p>133423</text:p>
          </table:table-cell>
          <table:table-cell table:style-name="ce11" office:value-type="float" office:value="112412" calcext:value-type="float">
            <text:p>112412</text:p>
          </table:table-cell>
          <table:table-cell table:style-name="ce11" office:value-type="float" office:value="143383" calcext:value-type="float">
            <text:p>143383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8476" calcext:value-type="float">
            <text:p>128476</text:p>
          </table:table-cell>
          <table:table-cell table:style-name="ce11"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style-name="ce5" table:formula="of:=SUM([.D67:.M67])/10" office:value-type="float" office:value="126474.2" calcext:value-type="float">
            <text:p>12647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office:value-type="float" office:value="137139" calcext:value-type="float">
            <text:p>137139</text:p>
          </table:table-cell>
          <table:table-cell table:style-name="ce11" office:value-type="float" office:value="122758" calcext:value-type="float">
            <text:p>122758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13274" calcext:value-type="float">
            <text:p>113274</text:p>
          </table:table-cell>
          <table:table-cell table:style-name="ce11" office:value-type="float" office:value="145443" calcext:value-type="float">
            <text:p>145443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200" calcext:value-type="float">
            <text:p>126200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style-name="ce5" table:formula="of:=SUM([.D68:.M68])/10" office:value-type="float" office:value="127329.6" calcext:value-type="float">
            <text:p>127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9:.M6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0:.M7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table:style-name="ce11" office:value-type="float" office:value="134670" calcext:value-type="float">
            <text:p>134670</text:p>
          </table:table-cell>
          <table:table-cell table:style-name="ce11" office:value-type="float" office:value="104128" calcext:value-type="float">
            <text:p>104128</text:p>
          </table:table-cell>
          <table:table-cell table:style-name="ce11" office:value-type="float" office:value="144711" calcext:value-type="float">
            <text:p>144711</text:p>
          </table:table-cell>
          <table:table-cell table:style-name="ce11" office:value-type="float" office:value="123884" calcext:value-type="float">
            <text:p>123884</text:p>
          </table:table-cell>
          <table:table-cell table:style-name="ce11" office:value-type="float" office:value="139325" calcext:value-type="float">
            <text:p>139325</text:p>
          </table:table-cell>
          <table:table-cell table:style-name="ce11" office:value-type="float" office:value="119109" calcext:value-type="float">
            <text:p>119109</text:p>
          </table:table-cell>
          <table:table-cell table:style-name="ce11" office:value-type="float" office:value="146830" calcext:value-type="float">
            <text:p>146830</text:p>
          </table:table-cell>
          <table:table-cell table:style-name="ce11" office:value-type="float" office:value="143307" calcext:value-type="float">
            <text:p>143307</text:p>
          </table:table-cell>
          <table:table-cell table:style-name="ce11" office:value-type="float" office:value="144184" calcext:value-type="float">
            <text:p>144184</text:p>
          </table:table-cell>
          <table:table-cell table:style-name="ce11"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style-name="ce5"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table:style-name="ce11" office:value-type="float" office:value="119251" calcext:value-type="float">
            <text:p>119251</text:p>
          </table:table-cell>
          <table:table-cell table:style-name="ce11" office:value-type="float" office:value="118861" calcext:value-type="float">
            <text:p>118861</text:p>
          </table:table-cell>
          <table:table-cell table:style-name="ce11" office:value-type="float" office:value="126935" calcext:value-type="float">
            <text:p>126935</text:p>
          </table:table-cell>
          <table:table-cell table:style-name="ce11" office:value-type="float" office:value="105461" calcext:value-type="float">
            <text:p>105461</text:p>
          </table:table-cell>
          <table:table-cell table:style-name="ce11" office:value-type="float" office:value="136454" calcext:value-type="float">
            <text:p>136454</text:p>
          </table:table-cell>
          <table:table-cell table:style-name="ce11" office:value-type="float" office:value="119961" calcext:value-type="float">
            <text:p>119961</text:p>
          </table:table-cell>
          <table:table-cell table:style-name="ce11" office:value-type="float" office:value="150999" calcext:value-type="float">
            <text:p>150999</text:p>
          </table:table-cell>
          <table:table-cell table:style-name="ce11" office:value-type="float" office:value="116381" calcext:value-type="float">
            <text:p>116381</text:p>
          </table:table-cell>
          <table:table-cell table:style-name="ce11" office:value-type="float" office:value="147696" calcext:value-type="float">
            <text:p>147696</text:p>
          </table:table-cell>
          <table:table-cell table:style-name="ce11"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style-name="ce5" table:formula="of:=SUM([.D72:.M72])/10" office:value-type="float" office:value="124726.7" calcext:value-type="float">
            <text:p>1247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table:style-name="ce11" office:value-type="float" office:value="145877" calcext:value-type="float">
            <text:p>145877</text:p>
          </table:table-cell>
          <table:table-cell table:style-name="ce11" office:value-type="float" office:value="131565" calcext:value-type="float">
            <text:p>131565</text:p>
          </table:table-cell>
          <table:table-cell table:style-name="ce11" office:value-type="float" office:value="140932" calcext:value-type="float">
            <text:p>140932</text:p>
          </table:table-cell>
          <table:table-cell table:style-name="ce11" office:value-type="float" office:value="105601" calcext:value-type="float">
            <text:p>105601</text:p>
          </table:table-cell>
          <table:table-cell table:style-name="ce11" office:value-type="float" office:value="140762" calcext:value-type="float">
            <text:p>140762</text:p>
          </table:table-cell>
          <table:table-cell table:style-name="ce11" office:value-type="float" office:value="126283" calcext:value-type="float">
            <text:p>126283</text:p>
          </table:table-cell>
          <table:table-cell table:style-name="ce11" office:value-type="float" office:value="137648" calcext:value-type="float">
            <text:p>137648</text:p>
          </table:table-cell>
          <table:table-cell table:style-name="ce11" office:value-type="float" office:value="129737" calcext:value-type="float">
            <text:p>129737</text:p>
          </table:table-cell>
          <table:table-cell table:style-name="ce11" office:value-type="float" office:value="136673" calcext:value-type="float">
            <text:p>136673</text:p>
          </table:table-cell>
          <table:table-cell table:style-name="ce11"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style-name="ce5"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/>
          <table:table-cell table:style-name="ce11" table:number-columns-repeated="10"/>
          <table:table-cell office:value-type="float" office:value="126718" calcext:value-type="float">
            <text:p>126718</text:p>
          </table:table-cell>
          <table:table-cell table:number-columns-repeated="5"/>
          <table:table-cell table:style-name="ce5" table:formula="of:=SUM([.D74:.M7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5:.M7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6:.M7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table:style-name="ce11" office:value-type="float" office:value="135977" calcext:value-type="float">
            <text:p>135977</text:p>
          </table:table-cell>
          <table:table-cell table:style-name="ce11" office:value-type="float" office:value="110820" calcext:value-type="float">
            <text:p>110820</text:p>
          </table:table-cell>
          <table:table-cell table:style-name="ce11" office:value-type="float" office:value="133382" calcext:value-type="float">
            <text:p>133382</text:p>
          </table:table-cell>
          <table:table-cell table:style-name="ce11" office:value-type="float" office:value="105649" calcext:value-type="float">
            <text:p>105649</text:p>
          </table:table-cell>
          <table:table-cell table:style-name="ce11" office:value-type="float" office:value="137928" calcext:value-type="float">
            <text:p>137928</text:p>
          </table:table-cell>
          <table:table-cell table:style-name="ce11" office:value-type="float" office:value="129657" calcext:value-type="float">
            <text:p>129657</text:p>
          </table:table-cell>
          <table:table-cell table:style-name="ce11" office:value-type="float" office:value="149263" calcext:value-type="float">
            <text:p>149263</text:p>
          </table:table-cell>
          <table:table-cell table:style-name="ce11" office:value-type="float" office:value="122913" calcext:value-type="float">
            <text:p>122913</text:p>
          </table:table-cell>
          <table:table-cell table:style-name="ce11" office:value-type="float" office:value="151558" calcext:value-type="float">
            <text:p>151558</text:p>
          </table:table-cell>
          <table:table-cell table:style-name="ce11"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style-name="ce5"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24117" calcext:value-type="float">
            <text:p>124117</text:p>
          </table:table-cell>
          <table:table-cell table:style-name="ce11" office:value-type="float" office:value="143094" calcext:value-type="float">
            <text:p>143094</text:p>
          </table:table-cell>
          <table:table-cell table:style-name="ce11" office:value-type="float" office:value="102012" calcext:value-type="float">
            <text:p>102012</text:p>
          </table:table-cell>
          <table:table-cell table:style-name="ce11" office:value-type="float" office:value="125798" calcext:value-type="float">
            <text:p>125798</text:p>
          </table:table-cell>
          <table:table-cell table:style-name="ce11" office:value-type="float" office:value="122004" calcext:value-type="float">
            <text:p>122004</text:p>
          </table:table-cell>
          <table:table-cell table:style-name="ce11" office:value-type="float" office:value="142942" calcext:value-type="float">
            <text:p>142942</text:p>
          </table:table-cell>
          <table:table-cell table:style-name="ce11" office:value-type="float" office:value="120645" calcext:value-type="float">
            <text:p>120645</text:p>
          </table:table-cell>
          <table:table-cell table:style-name="ce11" office:value-type="float" office:value="147432" calcext:value-type="float">
            <text:p>147432</text:p>
          </table:table-cell>
          <table:table-cell table:style-name="ce11"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style-name="ce5" table:formula="of:=SUM([.D78:.M78])/10" office:value-type="float" office:value="128292.3" calcext:value-type="float">
            <text:p>1282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21571" calcext:value-type="float">
            <text:p>121571</text:p>
          </table:table-cell>
          <table:table-cell table:style-name="ce11" office:value-type="float" office:value="132393" calcext:value-type="float">
            <text:p>132393</text:p>
          </table:table-cell>
          <table:table-cell table:style-name="ce11" office:value-type="float" office:value="100849" calcext:value-type="float">
            <text:p>100849</text:p>
          </table:table-cell>
          <table:table-cell table:style-name="ce11" office:value-type="float" office:value="133134" calcext:value-type="float">
            <text:p>133134</text:p>
          </table:table-cell>
          <table:table-cell table:style-name="ce11" office:value-type="float" office:value="123395" calcext:value-type="float">
            <text:p>123395</text:p>
          </table:table-cell>
          <table:table-cell table:style-name="ce11" office:value-type="float" office:value="148603" calcext:value-type="float">
            <text:p>148603</text:p>
          </table:table-cell>
          <table:table-cell table:style-name="ce11" office:value-type="float" office:value="112677" calcext:value-type="float">
            <text:p>112677</text:p>
          </table:table-cell>
          <table:table-cell table:style-name="ce11" office:value-type="float" office:value="153023" calcext:value-type="float">
            <text:p>153023</text:p>
          </table:table-cell>
          <table:table-cell table:style-name="ce11"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style-name="ce5"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0:.M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table:style-name="ce11" office:value-type="float" office:value="145188" calcext:value-type="float">
            <text:p>145188</text:p>
          </table:table-cell>
          <table:table-cell table:style-name="ce11" office:value-type="float" office:value="114623" calcext:value-type="float">
            <text:p>114623</text:p>
          </table:table-cell>
          <table:table-cell table:style-name="ce11" office:value-type="float" office:value="127415" calcext:value-type="float">
            <text:p>127415</text:p>
          </table:table-cell>
          <table:table-cell table:style-name="ce11" office:value-type="float" office:value="104396" calcext:value-type="float">
            <text:p>104396</text:p>
          </table:table-cell>
          <table:table-cell table:style-name="ce11" office:value-type="float" office:value="132801" calcext:value-type="float">
            <text:p>132801</text:p>
          </table:table-cell>
          <table:table-cell table:style-name="ce11" office:value-type="float" office:value="123607" calcext:value-type="float">
            <text:p>123607</text:p>
          </table:table-cell>
          <table:table-cell table:style-name="ce11" office:value-type="float" office:value="144930" calcext:value-type="float">
            <text:p>144930</text:p>
          </table:table-cell>
          <table:table-cell table:style-name="ce11" office:value-type="float" office:value="124597" calcext:value-type="float">
            <text:p>124597</text:p>
          </table:table-cell>
          <table:table-cell table:style-name="ce11" office:value-type="float" office:value="138175" calcext:value-type="float">
            <text:p>138175</text:p>
          </table:table-cell>
          <table:table-cell table:style-name="ce11"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style-name="ce5"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2:.M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table:style-name="ce11" office:value-type="float" office:value="125885" calcext:value-type="float">
            <text:p>125885</text:p>
          </table:table-cell>
          <table:table-cell table:style-name="ce11" office:value-type="float" office:value="114065" calcext:value-type="float">
            <text:p>114065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11850" calcext:value-type="float">
            <text:p>111850</text:p>
          </table:table-cell>
          <table:table-cell table:style-name="ce11" office:value-type="float" office:value="139489" calcext:value-type="float">
            <text:p>139489</text:p>
          </table:table-cell>
          <table:table-cell table:style-name="ce11" office:value-type="float" office:value="119378" calcext:value-type="float">
            <text:p>119378</text:p>
          </table:table-cell>
          <table:table-cell table:style-name="ce11" office:value-type="float" office:value="141479" calcext:value-type="float">
            <text:p>141479</text:p>
          </table:table-cell>
          <table:table-cell table:style-name="ce11" office:value-type="float" office:value="114172" calcext:value-type="float">
            <text:p>114172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8" office:value-type="float" office:value="128981" calcext:value-type="float">
            <text:p>128981</text:p>
          </table:table-cell>
          <table:table-cell table:style-name="ce8" table:number-columns-repeated="3"/>
          <table:table-cell table:style-name="ce5"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4:.M8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table:style-name="ce11" office:value-type="float" office:value="130443" calcext:value-type="float">
            <text:p>130443</text:p>
          </table:table-cell>
          <table:table-cell table:style-name="ce11" office:value-type="float" office:value="111651" calcext:value-type="float">
            <text:p>111651</text:p>
          </table:table-cell>
          <table:table-cell table:style-name="ce11" office:value-type="float" office:value="129998" calcext:value-type="float">
            <text:p>129998</text:p>
          </table:table-cell>
          <table:table-cell table:style-name="ce11" office:value-type="float" office:value="110782" calcext:value-type="float">
            <text:p>110782</text:p>
          </table:table-cell>
          <table:table-cell table:style-name="ce11" office:value-type="float" office:value="130753" calcext:value-type="float">
            <text:p>130753</text:p>
          </table:table-cell>
          <table:table-cell table:style-name="ce11" office:value-type="float" office:value="109068" calcext:value-type="float">
            <text:p>109068</text:p>
          </table:table-cell>
          <table:table-cell table:style-name="ce11" office:value-type="float" office:value="150535" calcext:value-type="float">
            <text:p>150535</text:p>
          </table:table-cell>
          <table:table-cell table:style-name="ce11" office:value-type="float" office:value="118405" calcext:value-type="float">
            <text:p>118405</text:p>
          </table:table-cell>
          <table:table-cell table:style-name="ce11" office:value-type="float" office:value="138360" calcext:value-type="float">
            <text:p>138360</text:p>
          </table:table-cell>
          <table:table-cell table:style-name="ce11"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style-name="ce5" table:formula="of:=SUM([.D85:.M85])/10" office:value-type="float" office:value="123545.7" calcext:value-type="float">
            <text:p>1235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table:style-name="ce11" office:value-type="float" office:value="125779" calcext:value-type="float">
            <text:p>125779</text:p>
          </table:table-cell>
          <table:table-cell table:style-name="ce11" office:value-type="float" office:value="122075" calcext:value-type="float">
            <text:p>122075</text:p>
          </table:table-cell>
          <table:table-cell table:style-name="ce11" office:value-type="float" office:value="137743" calcext:value-type="float">
            <text:p>137743</text:p>
          </table:table-cell>
          <table:table-cell table:style-name="ce11" office:value-type="float" office:value="107194" calcext:value-type="float">
            <text:p>107194</text:p>
          </table:table-cell>
          <table:table-cell table:style-name="ce11" office:value-type="float" office:value="130579" calcext:value-type="float">
            <text:p>130579</text:p>
          </table:table-cell>
          <table:table-cell table:style-name="ce11" office:value-type="float" office:value="111121" calcext:value-type="float">
            <text:p>111121</text:p>
          </table:table-cell>
          <table:table-cell table:style-name="ce11" office:value-type="float" office:value="154378" calcext:value-type="float">
            <text:p>154378</text:p>
          </table:table-cell>
          <table:table-cell table:style-name="ce11" office:value-type="float" office:value="121766" calcext:value-type="float">
            <text:p>121766</text:p>
          </table:table-cell>
          <table:table-cell table:style-name="ce11" office:value-type="float" office:value="139439" calcext:value-type="float">
            <text:p>139439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style-name="ce5" table:formula="of:=SUM([.D86:.M86])/10" office:value-type="float" office:value="125449.2" calcext:value-type="float">
            <text:p>125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37291" calcext:value-type="float">
            <text:p>137291</text:p>
          </table:table-cell>
          <table:table-cell table:style-name="ce11" office:value-type="float" office:value="119741" calcext:value-type="float">
            <text:p>119741</text:p>
          </table:table-cell>
          <table:table-cell table:style-name="ce11" office:value-type="float" office:value="132566" calcext:value-type="float">
            <text:p>132566</text:p>
          </table:table-cell>
          <table:table-cell table:style-name="ce11" office:value-type="float" office:value="100649" calcext:value-type="float">
            <text:p>100649</text:p>
          </table:table-cell>
          <table:table-cell table:style-name="ce11" office:value-type="float" office:value="139720" calcext:value-type="float">
            <text:p>139720</text:p>
          </table:table-cell>
          <table:table-cell table:style-name="ce11" office:value-type="float" office:value="113088" calcext:value-type="float">
            <text:p>113088</text:p>
          </table:table-cell>
          <table:table-cell table:style-name="ce11" office:value-type="float" office:value="144945" calcext:value-type="float">
            <text:p>144945</text:p>
          </table:table-cell>
          <table:table-cell table:style-name="ce11" office:value-type="float" office:value="116064" calcext:value-type="float">
            <text:p>116064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style-name="ce5" table:formula="of:=SUM([.D87:.M87])/10" office:value-type="float" office:value="125808.1" calcext:value-type="float">
            <text:p>1258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1" office:value-type="float" office:value="136541" calcext:value-type="float">
            <text:p>136541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32806" calcext:value-type="float">
            <text:p>132806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16809" calcext:value-type="float">
            <text:p>116809</text:p>
          </table:table-cell>
          <table:table-cell table:style-name="ce11" office:value-type="float" office:value="143395" calcext:value-type="float">
            <text:p>143395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style-name="ce5"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1256" calcext:value-type="float">
            <text:p>131256</text:p>
          </table:table-cell>
          <table:table-cell table:style-name="ce11" office:value-type="float" office:value="114682" calcext:value-type="float">
            <text:p>114682</text:p>
          </table:table-cell>
          <table:table-cell table:style-name="ce11" office:value-type="float" office:value="135932" calcext:value-type="float">
            <text:p>135932</text:p>
          </table:table-cell>
          <table:table-cell table:style-name="ce11" office:value-type="float" office:value="109670" calcext:value-type="float">
            <text:p>109670</text:p>
          </table:table-cell>
          <table:table-cell table:style-name="ce11" office:value-type="float" office:value="138601" calcext:value-type="float">
            <text:p>138601</text:p>
          </table:table-cell>
          <table:table-cell table:style-name="ce11" office:value-type="float" office:value="124290" calcext:value-type="float">
            <text:p>124290</text:p>
          </table:table-cell>
          <table:table-cell table:style-name="ce11" office:value-type="float" office:value="145790" calcext:value-type="float">
            <text:p>145790</text:p>
          </table:table-cell>
          <table:table-cell table:style-name="ce11" office:value-type="float" office:value="118607" calcext:value-type="float">
            <text:p>118607</text:p>
          </table:table-cell>
          <table:table-cell table:style-name="ce11" office:value-type="float" office:value="143523" calcext:value-type="float">
            <text:p>143523</text:p>
          </table:table-cell>
          <table:table-cell table:style-name="ce11"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style-name="ce5" table:formula="of:=SUM([.D89:.M89])/10" office:value-type="float" office:value="128309.7" calcext:value-type="float">
            <text:p>1283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31009" calcext:value-type="float">
            <text:p>131009</text:p>
          </table:table-cell>
          <table:table-cell table:style-name="ce11" office:value-type="float" office:value="119308" calcext:value-type="float">
            <text:p>119308</text:p>
          </table:table-cell>
          <table:table-cell table:style-name="ce11" office:value-type="float" office:value="137251" calcext:value-type="float">
            <text:p>137251</text:p>
          </table:table-cell>
          <table:table-cell table:style-name="ce11" office:value-type="float" office:value="119320" calcext:value-type="float">
            <text:p>119320</text:p>
          </table:table-cell>
          <table:table-cell table:style-name="ce11" office:value-type="float" office:value="136128" calcext:value-type="float">
            <text:p>136128</text:p>
          </table:table-cell>
          <table:table-cell table:style-name="ce11" office:value-type="float" office:value="117914" calcext:value-type="float">
            <text:p>117914</text:p>
          </table:table-cell>
          <table:table-cell table:style-name="ce11" office:value-type="float" office:value="140506" calcext:value-type="float">
            <text:p>140506</text:p>
          </table:table-cell>
          <table:table-cell table:style-name="ce11" office:value-type="float" office:value="118362" calcext:value-type="float">
            <text:p>118362</text:p>
          </table:table-cell>
          <table:table-cell table:style-name="ce11" office:value-type="float" office:value="152015" calcext:value-type="float">
            <text:p>152015</text:p>
          </table:table-cell>
          <table:table-cell table:style-name="ce11"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style-name="ce5" table:formula="of:=SUM([.D90:.M90])/10" office:value-type="float" office:value="129578.3" calcext:value-type="float">
            <text:p>1295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27883" calcext:value-type="float">
            <text:p>127883</text:p>
          </table:table-cell>
          <table:table-cell table:style-name="ce11" office:value-type="float" office:value="118995" calcext:value-type="float">
            <text:p>118995</text:p>
          </table:table-cell>
          <table:table-cell table:style-name="ce11" office:value-type="float" office:value="136249" calcext:value-type="float">
            <text:p>136249</text:p>
          </table:table-cell>
          <table:table-cell table:style-name="ce11" office:value-type="float" office:value="115969" calcext:value-type="float">
            <text:p>115969</text:p>
          </table:table-cell>
          <table:table-cell table:style-name="ce11" office:value-type="float" office:value="137843" calcext:value-type="float">
            <text:p>137843</text:p>
          </table:table-cell>
          <table:table-cell table:style-name="ce11" office:value-type="float" office:value="120030" calcext:value-type="float">
            <text:p>120030</text:p>
          </table:table-cell>
          <table:table-cell table:style-name="ce11" office:value-type="float" office:value="140628" calcext:value-type="float">
            <text:p>140628</text:p>
          </table:table-cell>
          <table:table-cell table:style-name="ce11" office:value-type="float" office:value="117675" calcext:value-type="float">
            <text:p>117675</text:p>
          </table:table-cell>
          <table:table-cell table:style-name="ce11" office:value-type="float" office:value="146419" calcext:value-type="float">
            <text:p>146419</text:p>
          </table:table-cell>
          <table:table-cell table:style-name="ce11"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style-name="ce5" table:formula="of:=SUM([.D91:.M91])/10" office:value-type="float" office:value="128909.4" calcext:value-type="float">
            <text:p>1289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11" office:value-type="float" office:value="128560" calcext:value-type="float">
            <text:p>128560</text:p>
          </table:table-cell>
          <table:table-cell table:style-name="ce11" office:value-type="float" office:value="121642" calcext:value-type="float">
            <text:p>121642</text:p>
          </table:table-cell>
          <table:table-cell table:style-name="ce11" office:value-type="float" office:value="133986" calcext:value-type="float">
            <text:p>133986</text:p>
          </table:table-cell>
          <table:table-cell table:style-name="ce11" office:value-type="float" office:value="111677" calcext:value-type="float">
            <text:p>111677</text:p>
          </table:table-cell>
          <table:table-cell table:style-name="ce11" office:value-type="float" office:value="138541" calcext:value-type="float">
            <text:p>138541</text:p>
          </table:table-cell>
          <table:table-cell table:style-name="ce11" office:value-type="float" office:value="121825" calcext:value-type="float">
            <text:p>121825</text:p>
          </table:table-cell>
          <table:table-cell table:style-name="ce11" office:value-type="float" office:value="148504" calcext:value-type="float">
            <text:p>148504</text:p>
          </table:table-cell>
          <table:table-cell table:style-name="ce11" office:value-type="float" office:value="119672" calcext:value-type="float">
            <text:p>119672</text:p>
          </table:table-cell>
          <table:table-cell table:style-name="ce11" office:value-type="float" office:value="147319" calcext:value-type="float">
            <text:p>147319</text:p>
          </table:table-cell>
          <table:table-cell table:style-name="ce11"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style-name="ce5" table:formula="of:=SUM([.D92:.M92])/10" office:value-type="float" office:value="129756.5" calcext:value-type="float">
            <text:p>1297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table:style-name="ce11" office:value-type="float" office:value="127869" calcext:value-type="float">
            <text:p>127869</text:p>
          </table:table-cell>
          <table:table-cell table:style-name="ce11" office:value-type="float" office:value="113831" calcext:value-type="float">
            <text:p>113831</text:p>
          </table:table-cell>
          <table:table-cell table:style-name="ce11" office:value-type="float" office:value="138669" calcext:value-type="float">
            <text:p>138669</text:p>
          </table:table-cell>
          <table:table-cell table:style-name="ce11" office:value-type="float" office:value="112425" calcext:value-type="float">
            <text:p>112425</text:p>
          </table:table-cell>
          <table:table-cell table:style-name="ce11" office:value-type="float" office:value="138561" calcext:value-type="float">
            <text:p>138561</text:p>
          </table:table-cell>
          <table:table-cell table:style-name="ce11" office:value-type="float" office:value="119955" calcext:value-type="float">
            <text:p>119955</text:p>
          </table:table-cell>
          <table:table-cell table:style-name="ce11" office:value-type="float" office:value="138675" calcext:value-type="float">
            <text:p>138675</text:p>
          </table:table-cell>
          <table:table-cell table:style-name="ce11" office:value-type="float" office:value="116007" calcext:value-type="float">
            <text:p>116007</text:p>
          </table:table-cell>
          <table:table-cell table:style-name="ce11" office:value-type="float" office:value="146760" calcext:value-type="float">
            <text:p>146760</text:p>
          </table:table-cell>
          <table:table-cell table:style-name="ce11"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style-name="ce5" table:formula="of:=SUM([.D93:.M93])/10" office:value-type="float" office:value="128259.7" calcext:value-type="float">
            <text:p>128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table:style-name="ce11" office:value-type="float" office:value="130167" calcext:value-type="float">
            <text:p>130167</text:p>
          </table:table-cell>
          <table:table-cell table:style-name="ce11" office:value-type="float" office:value="122060" calcext:value-type="float">
            <text:p>122060</text:p>
          </table:table-cell>
          <table:table-cell table:style-name="ce11" office:value-type="float" office:value="134573" calcext:value-type="float">
            <text:p>134573</text:p>
          </table:table-cell>
          <table:table-cell table:style-name="ce11" office:value-type="float" office:value="120195" calcext:value-type="float">
            <text:p>120195</text:p>
          </table:table-cell>
          <table:table-cell table:style-name="ce11" office:value-type="float" office:value="138489" calcext:value-type="float">
            <text:p>138489</text:p>
          </table:table-cell>
          <table:table-cell table:style-name="ce11" office:value-type="float" office:value="118420" calcext:value-type="float">
            <text:p>118420</text:p>
          </table:table-cell>
          <table:table-cell table:style-name="ce11" office:value-type="float" office:value="140234" calcext:value-type="float">
            <text:p>140234</text:p>
          </table:table-cell>
          <table:table-cell table:style-name="ce11" office:value-type="float" office:value="120403" calcext:value-type="float">
            <text:p>120403</text:p>
          </table:table-cell>
          <table:table-cell table:style-name="ce11" office:value-type="float" office:value="147079" calcext:value-type="float">
            <text:p>147079</text:p>
          </table:table-cell>
          <table:table-cell table:style-name="ce11"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style-name="ce5" table:formula="of:=SUM([.D94:.M94])/10" office:value-type="float" office:value="130022.3" calcext:value-type="float">
            <text:p>1300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18001" calcext:value-type="float">
            <text:p>118001</text:p>
          </table:table-cell>
          <table:table-cell table:style-name="ce11" office:value-type="float" office:value="136750" calcext:value-type="float">
            <text:p>136750</text:p>
          </table:table-cell>
          <table:table-cell table:style-name="ce11" office:value-type="float" office:value="114398" calcext:value-type="float">
            <text:p>114398</text:p>
          </table:table-cell>
          <table:table-cell table:style-name="ce11" office:value-type="float" office:value="136584" calcext:value-type="float">
            <text:p>136584</text:p>
          </table:table-cell>
          <table:table-cell table:style-name="ce11" office:value-type="float" office:value="129646" calcext:value-type="float">
            <text:p>129646</text:p>
          </table:table-cell>
          <table:table-cell table:style-name="ce11" office:value-type="float" office:value="149643" calcext:value-type="float">
            <text:p>149643</text:p>
          </table:table-cell>
          <table:table-cell table:style-name="ce11" office:value-type="float" office:value="119861" calcext:value-type="float">
            <text:p>119861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81100" calcext:value-type="float">
            <text:p>81100</text:p>
          </table:table-cell>
          <table:table-cell table:number-columns-repeated="6"/>
          <table:table-cell table:style-name="ce5" table:formula="of:=SUM([.D95:.M95])/10" office:value-type="float" office:value="125631.3" calcext:value-type="float">
            <text:p>125631</text:p>
          </table:table-cell>
          <table:table-cell office:value-type="string" calcext:value-type="string">
            <text:p>Bugged, stuck if bestPump too far</text:p>
          </table:table-cell>
          <table:table-cell table:number-columns-repeated="100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style-name="ce5" table:formula="of:=SUM([.D96:.M96])/10" office:value-type="float" office:value="129092.8" calcext:value-type="float">
            <text:p>129093</text:p>
          </table:table-cell>
          <table:table-cell table:number-columns-repeated="100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table:style-name="ce11" office:value-type="float" office:value="129099" calcext:value-type="float">
            <text:p>129099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33" calcext:value-type="float">
            <text:p>141633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style-name="ce5" table:formula="of:=SUM([.D97:.M97])/10" office:value-type="float" office:value="128316" calcext:value-type="float">
            <text:p>128316</text:p>
          </table:table-cell>
          <table:table-cell table:number-columns-repeated="100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table:style-name="ce11" office:value-type="float" office:value="133916" calcext:value-type="float">
            <text:p>133916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50459" calcext:value-type="float">
            <text:p>150459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style-name="ce5" table:formula="of:=SUM([.D98:.M98])/10" office:value-type="float" office:value="129680.3" calcext:value-type="float">
            <text:p>1296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table:style-name="ce11" office:value-type="float" office:value="124977" calcext:value-type="float">
            <text:p>124977</text:p>
          </table:table-cell>
          <table:table-cell table:style-name="ce11" office:value-type="float" office:value="120550" calcext:value-type="float">
            <text:p>120550</text:p>
          </table:table-cell>
          <table:table-cell table:style-name="ce11" office:value-type="float" office:value="139351" calcext:value-type="float">
            <text:p>139351</text:p>
          </table:table-cell>
          <table:table-cell table:style-name="ce11" office:value-type="float" office:value="121042" calcext:value-type="float">
            <text:p>121042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style-name="ce5" table:formula="of:=SUM([.D99:.M99])/10" office:value-type="float" office:value="130394.6" calcext:value-type="float">
            <text:p>1303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table:style-name="ce11" office:value-type="float" office:value="127952" calcext:value-type="float">
            <text:p>127952</text:p>
          </table:table-cell>
          <table:table-cell table:style-name="ce11" office:value-type="float" office:value="118900" calcext:value-type="float">
            <text:p>118900</text:p>
          </table:table-cell>
          <table:table-cell table:style-name="ce11" office:value-type="float" office:value="127728" calcext:value-type="float">
            <text:p>127728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253" calcext:value-type="float">
            <text:p>117253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style-name="ce5"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1:.M10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02:.M102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k90</text:p>
          </table:table-cell>
          <table:table-cell table:number-columns-repeated="1000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table:style-name="ce11" office:value-type="float" office:value="137902" calcext:value-type="float">
            <text:p>137902</text:p>
          </table:table-cell>
          <table:table-cell table:style-name="ce11" office:value-type="float" office:value="111482" calcext:value-type="float">
            <text:p>111482</text:p>
          </table:table-cell>
          <table:table-cell table:style-name="ce11" office:value-type="float" office:value="134512" calcext:value-type="float">
            <text:p>134512</text:p>
          </table:table-cell>
          <table:table-cell table:style-name="ce11" office:value-type="float" office:value="104355" calcext:value-type="float">
            <text:p>104355</text:p>
          </table:table-cell>
          <table:table-cell table:style-name="ce11" office:value-type="float" office:value="130715" calcext:value-type="float">
            <text:p>130715</text:p>
          </table:table-cell>
          <table:table-cell table:style-name="ce11" office:value-type="float" office:value="121380" calcext:value-type="float">
            <text:p>121380</text:p>
          </table:table-cell>
          <table:table-cell table:style-name="ce11" office:value-type="float" office:value="145396" calcext:value-type="float">
            <text:p>145396</text:p>
          </table:table-cell>
          <table:table-cell table:style-name="ce11" office:value-type="float" office:value="118263" calcext:value-type="float">
            <text:p>118263</text:p>
          </table:table-cell>
          <table:table-cell table:style-name="ce11" office:value-type="float" office:value="151509" calcext:value-type="float">
            <text:p>151509</text:p>
          </table:table-cell>
          <table:table-cell table:style-name="ce11" office:value-type="float" office:value="103961" calcext:value-type="float">
            <text:p>103961</text:p>
          </table:table-cell>
          <table:table-cell table:number-columns-repeated="6"/>
          <table:table-cell table:style-name="ce5" table:formula="of:=SUM([.D103:.M103])/10" office:value-type="float" office:value="125947.5" calcext:value-type="float">
            <text:p>125948</text:p>
          </table:table-cell>
          <table:table-cell table:number-columns-repeated="3"/>
          <table:table-cell office:value-type="string" calcext:value-type="string">
            <text:p>6k400</text:p>
          </table:table-cell>
          <table:table-cell table:number-columns-repeated="1000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table:style-name="ce11" office:value-type="string" calcext:value-type="string">
            <text:p>SAME AS ABOVE</text:p>
          </table:table-cell>
          <table:table-cell table:style-name="ce11" table:number-columns-repeated="9"/>
          <table:table-cell table:number-columns-repeated="6"/>
          <table:table-cell table:style-name="ce5" table:formula="of:=SUM([.D104:.M104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30</text:p>
          </table:table-cell>
          <table:table-cell table:number-columns-repeated="1000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table:style-name="ce11" office:value-type="float" office:value="140713" calcext:value-type="float">
            <text:p>140713</text:p>
          </table:table-cell>
          <table:table-cell table:style-name="ce11" office:value-type="float" office:value="122362" calcext:value-type="float">
            <text:p>122362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3295" calcext:value-type="float">
            <text:p>143295</text:p>
          </table:table-cell>
          <table:table-cell table:style-name="ce11" office:value-type="float" office:value="130574" calcext:value-type="float">
            <text:p>130574</text:p>
          </table:table-cell>
          <table:table-cell table:style-name="ce11" office:value-type="float" office:value="130622" calcext:value-type="float">
            <text:p>130622</text:p>
          </table:table-cell>
          <table:table-cell table:style-name="ce11"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style-name="ce5" table:formula="of:=SUM([.D105:.M105])/10" office:value-type="float" office:value="129332.4" calcext:value-type="float">
            <text:p>129332</text:p>
          </table:table-cell>
          <table:table-cell table:number-columns-repeated="3"/>
          <table:table-cell office:value-type="string" calcext:value-type="string">
            <text:p>10k9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6:.M106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4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table:style-name="ce11" office:value-type="float" office:value="148292" calcext:value-type="float">
            <text:p>148292</text:p>
          </table:table-cell>
          <table:table-cell table:style-name="ce11" office:value-type="float" office:value="125017" calcext:value-type="float">
            <text:p>125017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50551" calcext:value-type="float">
            <text:p>150551</text:p>
          </table:table-cell>
          <table:table-cell table:style-name="ce11" office:value-type="float" office:value="127269" calcext:value-type="float">
            <text:p>127269</text:p>
          </table:table-cell>
          <table:table-cell table:style-name="ce11" office:value-type="float" office:value="136240" calcext:value-type="float">
            <text:p>136240</text:p>
          </table:table-cell>
          <table:table-cell table:style-name="ce11"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style-name="ce5" table:formula="of:=SUM([.D107:.M107])/10" office:value-type="float" office:value="131634.6" calcext:value-type="float">
            <text:p>13163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table:style-name="ce11" office:value-type="float" office:value="158749" calcext:value-type="float">
            <text:p>158749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46258" calcext:value-type="float">
            <text:p>146258</text:p>
          </table:table-cell>
          <table:table-cell table:style-name="ce11" office:value-type="float" office:value="99527" calcext:value-type="float">
            <text:p>99527</text:p>
          </table:table-cell>
          <table:table-cell table:style-name="ce11" office:value-type="float" office:value="134122" calcext:value-type="float">
            <text:p>134122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39077" calcext:value-type="float">
            <text:p>139077</text:p>
          </table:table-cell>
          <table:table-cell table:style-name="ce11"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style-name="ce5" table:formula="of:=SUM([.D108:.M108])/10" office:value-type="float" office:value="129363.4" calcext:value-type="float">
            <text:p>129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44503" calcext:value-type="float">
            <text:p>144503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35464" calcext:value-type="float">
            <text:p>135464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3021" calcext:value-type="float">
            <text:p>133021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48556" calcext:value-type="float">
            <text:p>148556</text:p>
          </table:table-cell>
          <table:table-cell table:style-name="ce11"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style-name="ce5" table:formula="of:=SUM([.D109:.M109])/10" office:value-type="float" office:value="128901.6" calcext:value-type="float">
            <text:p>1289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table:style-name="ce11" office:value-type="float" office:value="126684" calcext:value-type="float">
            <text:p>12668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89571" calcext:value-type="float">
            <text:p>89571</text:p>
          </table:table-cell>
          <table:table-cell table:style-name="ce11" office:value-type="float" office:value="102572" calcext:value-type="float">
            <text:p>102572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00" calcext:value-type="float">
            <text:p>109000</text:p>
          </table:table-cell>
          <table:table-cell table:number-columns-repeated="6"/>
          <table:table-cell table:style-name="ce5" table:formula="of:=SUM([.D110:.M110])/10" office:value-type="float" office:value="124550.9" calcext:value-type="float">
            <text:p>124551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95615" calcext:value-type="float">
            <text:p>95615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style-name="ce5" table:formula="of:=SUM([.D111:.M111])/10" office:value-type="float" office:value="123380.3" calcext:value-type="float">
            <text:p>12338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26269" calcext:value-type="float">
            <text:p>126269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8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style-name="ce5"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13:.M1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dded waste remaining weight 100</text:p>
          </table:table-cell>
          <table:table-cell/>
          <table:table-cell table:style-name="ce11" office:value-type="float" office:value="136874" calcext:value-type="float">
            <text:p>13687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17159" calcext:value-type="float">
            <text:p>117159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8432" calcext:value-type="float">
            <text:p>108432</text:p>
          </table:table-cell>
          <table:table-cell office:value-type="float" office:value="128416" calcext:value-type="float">
            <text:p>128416</text:p>
          </table:table-cell>
          <table:table-cell/>
          <table:table-cell office:value-type="float" office:value="128415" calcext:value-type="float">
            <text:p>128415</text:p>
          </table:table-cell>
          <table:table-cell table:number-columns-repeated="2"/>
          <table:table-cell office:value-type="float" office:value="126856" calcext:value-type="float">
            <text:p>126856</text:p>
          </table:table-cell>
          <table:table-cell table:style-name="ce5" table:formula="of:=SUM([.D114:.M114])/10" office:value-type="float" office:value="131537.8" calcext:value-type="float">
            <text:p>131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table:style-name="ce11" office:value-type="float" office:value="137712" calcext:value-type="float">
            <text:p>137712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55481" calcext:value-type="float">
            <text:p>155481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8020" calcext:value-type="float">
            <text:p>128020</text:p>
          </table:table-cell>
          <table:table-cell table:number-columns-repeated="5"/>
          <table:table-cell table:style-name="ce5" table:formula="of:=SUM([.D115:.M115])/10" office:value-type="float" office:value="128738.7" calcext:value-type="float">
            <text:p>1287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16692" calcext:value-type="float">
            <text:p>1166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07627" calcext:value-type="float">
            <text:p>107627</text:p>
          </table:table-cell>
          <table:table-cell office:value-type="float" office:value="126983" calcext:value-type="float">
            <text:p>126983</text:p>
          </table:table-cell>
          <table:table-cell table:number-columns-repeated="5"/>
          <table:table-cell table:style-name="ce5" table:formula="of:=SUM([.D116:.M116])/10" office:value-type="float" office:value="126268.5" calcext:value-type="float">
            <text:p>1262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9057" calcext:value-type="float">
            <text:p>109057</text:p>
          </table:table-cell>
          <table:table-cell office:value-type="float" office:value="128050" calcext:value-type="float">
            <text:p>128050</text:p>
          </table:table-cell>
          <table:table-cell table:number-columns-repeated="5"/>
          <table:table-cell table:style-name="ce5" table:formula="of:=SUM([.D117:.M117])/10" office:value-type="float" office:value="132604" calcext:value-type="float">
            <text:p>1326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55064" calcext:value-type="float">
            <text:p>155064</text:p>
          </table:table-cell>
          <table:table-cell table:style-name="ce11" office:value-type="float" office:value="121701" calcext:value-type="float">
            <text:p>121701</text:p>
          </table:table-cell>
          <table:table-cell office:value-type="float" office:value="128138" calcext:value-type="float">
            <text:p>128138</text:p>
          </table:table-cell>
          <table:table-cell table:number-columns-repeated="5"/>
          <table:table-cell table:style-name="ce5" table:formula="of:=SUM([.D118:.M118])/10" office:value-type="float" office:value="133287.3" calcext:value-type="float">
            <text:p>133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8092" calcext:value-type="float">
            <text:p>1180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837" calcext:value-type="float">
            <text:p>127837</text:p>
          </table:table-cell>
          <table:table-cell table:number-columns-repeated="5"/>
          <table:table-cell table:style-name="ce5" table:formula="of:=SUM([.D119:.M119])/10" office:value-type="float" office:value="132405" calcext:value-type="float">
            <text:p>132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5476" calcext:value-type="float">
            <text:p>155476</text:p>
          </table:table-cell>
          <table:table-cell table:style-name="ce11" office:value-type="float" office:value="118426" calcext:value-type="float">
            <text:p>118426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20927" calcext:value-type="float">
            <text:p>120927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988" calcext:value-type="float">
            <text:p>127988</text:p>
          </table:table-cell>
          <table:table-cell table:number-columns-repeated="5"/>
          <table:table-cell table:style-name="ce5" table:formula="of:=SUM([.D120:.M120])/10" office:value-type="float" office:value="132596.6" calcext:value-type="float">
            <text:p>1325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/>
          <table:table-cell office:value-type="float" office:value="128766" calcext:value-type="float">
            <text:p>128766</text:p>
          </table:table-cell>
          <table:table-cell table:number-columns-repeated="2"/>
          <table:table-cell office:value-type="float" office:value="126820" calcext:value-type="float">
            <text:p>126820</text:p>
          </table:table-cell>
          <table:table-cell table:style-name="ce5" table:formula="of:=SUM([.D121:.M121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1425" calcext:value-type="float">
            <text:p>131425</text:p>
          </table:table-cell>
          <table:table-cell table:style-name="ce11" office:value-type="float" office:value="110455" calcext:value-type="float">
            <text:p>110455</text:p>
          </table:table-cell>
          <table:table-cell table:style-name="ce11" office:value-type="float" office:value="156309" calcext:value-type="float">
            <text:p>156309</text:p>
          </table:table-cell>
          <table:table-cell table:style-name="ce11" office:value-type="float" office:value="108658" calcext:value-type="float">
            <text:p>108658</text:p>
          </table:table-cell>
          <table:table-cell office:value-type="float" office:value="127316" calcext:value-type="float">
            <text:p>127316</text:p>
          </table:table-cell>
          <table:table-cell table:number-columns-repeated="5"/>
          <table:table-cell table:style-name="ce5" table:formula="of:=SUM([.D122:.M122])/10" office:value-type="float" office:value="125560" calcext:value-type="float">
            <text:p>1255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5287" calcext:value-type="float">
            <text:p>135287</text:p>
          </table:table-cell>
          <table:table-cell table:style-name="ce11" office:value-type="float" office:value="116867" calcext:value-type="float">
            <text:p>116867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43070" calcext:value-type="float">
            <text:p>143070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7977" calcext:value-type="float">
            <text:p>127977</text:p>
          </table:table-cell>
          <table:table-cell table:number-columns-repeated="5"/>
          <table:table-cell table:style-name="ce5" table:formula="of:=SUM([.D123:.M123])/10" office:value-type="float" office:value="127251.4" calcext:value-type="float">
            <text:p>12725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24:.M12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added distance over remaining weght = 100</text:p>
          </table:table-cell>
          <table:table-cell/>
          <table:table-cell table:style-name="ce11" office:value-type="float" office:value="130851" calcext:value-type="float">
            <text:p>130851</text:p>
          </table:table-cell>
          <table:table-cell table:style-name="ce11" office:value-type="float" office:value="120548" calcext:value-type="float">
            <text:p>120548</text:p>
          </table:table-cell>
          <table:table-cell table:style-name="ce11" office:value-type="float" office:value="120728" calcext:value-type="float">
            <text:p>120728</text:p>
          </table:table-cell>
          <table:table-cell table:style-name="ce11" office:value-type="float" office:value="113610" calcext:value-type="float">
            <text:p>113610</text:p>
          </table:table-cell>
          <table:table-cell table:style-name="ce11" office:value-type="float" office:value="119688" calcext:value-type="float">
            <text:p>119688</text:p>
          </table:table-cell>
          <table:table-cell table:style-name="ce11" office:value-type="float" office:value="115174" calcext:value-type="float">
            <text:p>115174</text:p>
          </table:table-cell>
          <table:table-cell table:style-name="ce11" office:value-type="float" office:value="151368" calcext:value-type="float">
            <text:p>151368</text:p>
          </table:table-cell>
          <table:table-cell table:style-name="ce11" office:value-type="float" office:value="148017" calcext:value-type="float">
            <text:p>148017</text:p>
          </table:table-cell>
          <table:table-cell table:style-name="ce11" office:value-type="float" office:value="171464" calcext:value-type="float">
            <text:p>171464</text:p>
          </table:table-cell>
          <table:table-cell table:style-name="ce11" office:value-type="float" office:value="107189" calcext:value-type="float">
            <text:p>107189</text:p>
          </table:table-cell>
          <table:table-cell office:value-type="float" office:value="125788" calcext:value-type="float">
            <text:p>125788</text:p>
          </table:table-cell>
          <table:table-cell table:number-columns-repeated="5"/>
          <table:table-cell table:style-name="ce5" table:formula="of:=SUM([.D125:.M125])/10" office:value-type="float" office:value="129863.7" calcext:value-type="float">
            <text:p>1298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139633" calcext:value-type="float">
            <text:p>139633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19508" calcext:value-type="float">
            <text:p>119508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30425" calcext:value-type="float">
            <text:p>130425</text:p>
          </table:table-cell>
          <table:table-cell table:style-name="ce11" office:value-type="float" office:value="150341" calcext:value-type="float">
            <text:p>150341</text:p>
          </table:table-cell>
          <table:table-cell table:style-name="ce11" office:value-type="float" office:value="109377" calcext:value-type="float">
            <text:p>109377</text:p>
          </table:table-cell>
          <table:table-cell office:value-type="float" office:value="127545" calcext:value-type="float">
            <text:p>127545</text:p>
          </table:table-cell>
          <table:table-cell table:number-columns-repeated="5"/>
          <table:table-cell table:style-name="ce5" table:formula="of:=SUM([.D126:.M126])/10" office:value-type="float" office:value="128267.4" calcext:value-type="float">
            <text:p>128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 table:number-columns-repeated="5"/>
          <table:table-cell table:style-name="ce5" table:formula="of:=SUM([.D127:.M127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table:style-name="ce11" office:value-type="float" office:value="130220" calcext:value-type="float">
            <text:p>130220</text:p>
          </table:table-cell>
          <table:table-cell table:style-name="ce11" office:value-type="float" office:value="116634" calcext:value-type="float">
            <text:p>116634</text:p>
          </table:table-cell>
          <table:table-cell table:style-name="ce11" office:value-type="float" office:value="104512" calcext:value-type="float">
            <text:p>104512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1" office:value-type="float" office:value="130703" calcext:value-type="float">
            <text:p>130703</text:p>
          </table:table-cell>
          <table:table-cell table:style-name="ce11" office:value-type="float" office:value="131029" calcext:value-type="float">
            <text:p>131029</text:p>
          </table:table-cell>
          <table:table-cell table:style-name="ce11" office:value-type="float" office:value="157426" calcext:value-type="float">
            <text:p>157426</text:p>
          </table:table-cell>
          <table:table-cell table:style-name="ce11" office:value-type="float" office:value="127294" calcext:value-type="float">
            <text:p>127294</text:p>
          </table:table-cell>
          <table:table-cell table:style-name="ce11" office:value-type="float" office:value="139074" calcext:value-type="float">
            <text:p>139074</text:p>
          </table:table-cell>
          <table:table-cell table:style-name="ce11" office:value-type="float" office:value="77584" calcext:value-type="float">
            <text:p>77584</text:p>
          </table:table-cell>
          <table:table-cell table:number-columns-repeated="6"/>
          <table:table-cell table:style-name="ce5" table:formula="of:=SUM([.D128:.M128])/10" office:value-type="float" office:value="123208.7" calcext:value-type="float">
            <text:p>123209</text:p>
          </table:table-cell>
          <table:table-cell office:value-type="string" calcext:value-type="string">
            <text:p>BAD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1" office:value-type="float" office:value="128594" calcext:value-type="float">
            <text:p>128594</text:p>
          </table:table-cell>
          <table:table-cell table:style-name="ce11" office:value-type="float" office:value="112818" calcext:value-type="float">
            <text:p>112818</text:p>
          </table:table-cell>
          <table:table-cell table:style-name="ce11" office:value-type="float" office:value="125499" calcext:value-type="float">
            <text:p>125499</text:p>
          </table:table-cell>
          <table:table-cell table:style-name="ce11" office:value-type="float" office:value="115875" calcext:value-type="float">
            <text:p>115875</text:p>
          </table:table-cell>
          <table:table-cell table:style-name="ce11" office:value-type="float" office:value="129062" calcext:value-type="float">
            <text:p>129062</text:p>
          </table:table-cell>
          <table:table-cell table:style-name="ce11" office:value-type="float" office:value="105761" calcext:value-type="float">
            <text:p>105761</text:p>
          </table:table-cell>
          <table:table-cell table:style-name="ce11" office:value-type="float" office:value="138138" calcext:value-type="float">
            <text:p>138138</text:p>
          </table:table-cell>
          <table:table-cell table:style-name="ce11" office:value-type="float" office:value="132119" calcext:value-type="float">
            <text:p>13211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10913" calcext:value-type="float">
            <text:p>110913</text:p>
          </table:table-cell>
          <table:table-cell office:value-type="float" office:value="126408" calcext:value-type="float">
            <text:p>126408</text:p>
          </table:table-cell>
          <table:table-cell table:number-columns-repeated="5"/>
          <table:table-cell table:style-name="ce5" table:formula="of:=SUM([.D129:.M129])/10" office:value-type="float" office:value="125541" calcext:value-type="float">
            <text:p>125541</text:p>
          </table:table-cell>
          <table:table-cell office:value-type="string" calcext:value-type="string">
            <text:p>Efficiency bias SCRAPP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30:.M13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a</text:p>
          </table:table-cell>
          <table:table-cell office:value-type="string" calcext:value-type="string">
            <text:p>Fixed Home Mode not being used correctly; WEIGHT_WASTE <text:s/>100</text:p>
          </table:table-cell>
          <table:table-cell/>
          <table:table-cell table:style-name="ce11" office:value-type="float" office:value="134262" calcext:value-type="float">
            <text:p>134262</text:p>
          </table:table-cell>
          <table:table-cell office:value-type="float" office:value="107945" calcext:value-type="float">
            <text:p>107945</text:p>
          </table:table-cell>
          <table:table-cell table:style-name="ce11" office:value-type="float" office:value="150224" calcext:value-type="float">
            <text:p>150224</text:p>
          </table:table-cell>
          <table:table-cell table:style-name="ce11" office:value-type="float" office:value="120494" calcext:value-type="float">
            <text:p>120494</text:p>
          </table:table-cell>
          <table:table-cell table:style-name="ce11" office:value-type="float" office:value="129160" calcext:value-type="float">
            <text:p>129160</text:p>
          </table:table-cell>
          <table:table-cell table:style-name="ce11" office:value-type="float" office:value="122809" calcext:value-type="float">
            <text:p>122809</text:p>
          </table:table-cell>
          <table:table-cell table:style-name="ce11" office:value-type="float" office:value="139993" calcext:value-type="float">
            <text:p>139993</text:p>
          </table:table-cell>
          <table:table-cell table:style-name="ce11" office:value-type="float" office:value="122131" calcext:value-type="float">
            <text:p>122131</text:p>
          </table:table-cell>
          <table:table-cell table:style-name="ce11" office:value-type="float" office:value="152407" calcext:value-type="float">
            <text:p>152407</text:p>
          </table:table-cell>
          <table:table-cell table:style-name="ce11" office:value-type="float" office:value="106808" calcext:value-type="float">
            <text:p>106808</text:p>
          </table:table-cell>
          <table:table-cell office:value-type="float" office:value="128404" calcext:value-type="float">
            <text:p>128404</text:p>
          </table:table-cell>
          <table:table-cell table:number-columns-repeated="5"/>
          <table:table-cell table:style-name="ce5" table:formula="of:=SUM([.D131:.M131])/10" office:value-type="float" office:value="128623.3" calcext:value-type="float">
            <text:p>1286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b</text:p>
          </table:table-cell>
          <table:table-cell office:value-type="string" calcext:value-type="string">
            <text:p>WEIGHT_WASTE 800</text:p>
          </table:table-cell>
          <table:table-cell/>
          <table:table-cell table:style-name="ce11" office:value-type="float" office:value="143650" calcext:value-type="float">
            <text:p>143650</text:p>
          </table:table-cell>
          <table:table-cell table:style-name="ce11" office:value-type="float" office:value="95464" calcext:value-type="float">
            <text:p>95464</text:p>
          </table:table-cell>
          <table:table-cell table:style-name="ce11" office:value-type="float" office:value="131544" calcext:value-type="float">
            <text:p>131544</text:p>
          </table:table-cell>
          <table:table-cell table:style-name="ce11" office:value-type="float" office:value="113150" calcext:value-type="float">
            <text:p>113150</text:p>
          </table:table-cell>
          <table:table-cell table:style-name="ce11" office:value-type="float" office:value="137632" calcext:value-type="float">
            <text:p>137632</text:p>
          </table:table-cell>
          <table:table-cell table:style-name="ce11" office:value-type="float" office:value="127273" calcext:value-type="float">
            <text:p>127273</text:p>
          </table:table-cell>
          <table:table-cell table:style-name="ce11" office:value-type="float" office:value="152268" calcext:value-type="float">
            <text:p>152268</text:p>
          </table:table-cell>
          <table:table-cell table:style-name="ce11" office:value-type="float" office:value="129129" calcext:value-type="float">
            <text:p>129129</text:p>
          </table:table-cell>
          <table:table-cell table:style-name="ce11" office:value-type="float" office:value="159051" calcext:value-type="float">
            <text:p>159051</text:p>
          </table:table-cell>
          <table:table-cell table:style-name="ce11" office:value-type="float" office:value="103879" calcext:value-type="float">
            <text:p>103879</text:p>
          </table:table-cell>
          <table:table-cell office:value-type="float" office:value="128008" calcext:value-type="float">
            <text:p>128008</text:p>
          </table:table-cell>
          <table:table-cell table:number-columns-repeated="5"/>
          <table:table-cell table:style-name="ce5" table:formula="of:=SUM([.D132:.M132])/10" office:value-type="float" office:value="129304" calcext:value-type="float">
            <text:p>1293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a</text:p>
          </table:table-cell>
          <table:table-cell office:value-type="string" calcext:value-type="string">
            <text:p>fixed a range check corner case 800</text:p>
          </table:table-cell>
          <table:table-cell/>
          <table:table-cell table:style-name="ce11" office:value-type="float" office:value="140246" calcext:value-type="float">
            <text:p>140246</text:p>
          </table:table-cell>
          <table:table-cell table:style-name="ce11" office:value-type="float" office:value="98198" calcext:value-type="float">
            <text:p>98198</text:p>
          </table:table-cell>
          <table:table-cell table:style-name="ce11" office:value-type="float" office:value="137354" calcext:value-type="float">
            <text:p>137354</text:p>
          </table:table-cell>
          <table:table-cell table:style-name="ce11" office:value-type="float" office:value="115936" calcext:value-type="float">
            <text:p>115936</text:p>
          </table:table-cell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16607" calcext:value-type="float">
            <text:p>116607</text:p>
          </table:table-cell>
          <table:table-cell table:style-name="ce11" office:value-type="float" office:value="149632" calcext:value-type="float">
            <text:p>149632</text:p>
          </table:table-cell>
          <table:table-cell table:style-name="ce11" office:value-type="float" office:value="135514" calcext:value-type="float">
            <text:p>135514</text:p>
          </table:table-cell>
          <table:table-cell table:style-name="ce11" office:value-type="float" office:value="157219" calcext:value-type="float">
            <text:p>157219</text:p>
          </table:table-cell>
          <table:table-cell table:style-name="ce11" office:value-type="float" office:value="109535" calcext:value-type="float">
            <text:p>109535</text:p>
          </table:table-cell>
          <table:table-cell office:value-type="float" office:value="123017" calcext:value-type="float">
            <text:p>123017</text:p>
          </table:table-cell>
          <table:table-cell table:number-columns-repeated="5"/>
          <table:table-cell table:style-name="ce5" table:formula="of:=SUM([.D133:.M133])/10" office:value-type="float" office:value="130316.3" calcext:value-type="float">
            <text:p>1303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b</text:p>
          </table:table-cell>
          <table:table-cell office:value-type="string" calcext:value-type="string">
            <text:p>With 100</text:p>
          </table:table-cell>
          <table:table-cell/>
          <table:table-cell table:style-name="ce11" office:value-type="float" office:value="138950" calcext:value-type="float">
            <text:p>138950</text:p>
          </table:table-cell>
          <table:table-cell table:style-name="ce11" office:value-type="float" office:value="98712" calcext:value-type="float">
            <text:p>98712</text:p>
          </table:table-cell>
          <table:table-cell table:style-name="ce11" office:value-type="float" office:value="136027" calcext:value-type="float">
            <text:p>136027</text:p>
          </table:table-cell>
          <table:table-cell table:style-name="ce11" office:value-type="float" office:value="117524" calcext:value-type="float">
            <text:p>117524</text:p>
          </table:table-cell>
          <table:table-cell table:style-name="ce11" office:value-type="float" office:value="136887" calcext:value-type="float">
            <text:p>136887</text:p>
          </table:table-cell>
          <table:table-cell table:style-name="ce11" office:value-type="float" office:value="122050" calcext:value-type="float">
            <text:p>122050</text:p>
          </table:table-cell>
          <table:table-cell table:style-name="ce11" office:value-type="float" office:value="148648" calcext:value-type="float">
            <text:p>148648</text:p>
          </table:table-cell>
          <table:table-cell table:style-name="ce11" office:value-type="float" office:value="120578" calcext:value-type="float">
            <text:p>120578</text:p>
          </table:table-cell>
          <table:table-cell table:style-name="ce11" office:value-type="float" office:value="156147" calcext:value-type="float">
            <text:p>156147</text:p>
          </table:table-cell>
          <table:table-cell table:style-name="ce11" office:value-type="float" office:value="112320" calcext:value-type="float">
            <text:p>112320</text:p>
          </table:table-cell>
          <table:table-cell office:value-type="float" office:value="127078" calcext:value-type="float">
            <text:p>127078</text:p>
          </table:table-cell>
          <table:table-cell table:number-columns-repeated="5"/>
          <table:table-cell table:style-name="ce5" table:formula="of:=SUM([.D134:.M134])/10" office:value-type="float" office:value="128784.3" calcext:value-type="float">
            <text:p>1287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string" calcext:value-type="string">
            <text:p>Reworked fuel</text:p>
          </table:table-cell>
          <table:table-cell/>
          <table:table-cell table:style-name="ce11" office:value-type="float" office:value="134568" calcext:value-type="float">
            <text:p>134568</text:p>
          </table:table-cell>
          <table:table-cell table:style-name="ce11" office:value-type="float" office:value="130500" calcext:value-type="float">
            <text:p>130500</text:p>
          </table:table-cell>
          <table:table-cell table:style-name="ce11" office:value-type="float" office:value="135154" calcext:value-type="float">
            <text:p>135154</text:p>
          </table:table-cell>
          <table:table-cell table:style-name="ce11" office:value-type="float" office:value="119300" calcext:value-type="float">
            <text:p>119300</text:p>
          </table:table-cell>
          <table:table-cell table:style-name="ce11" office:value-type="float" office:value="152041" calcext:value-type="float">
            <text:p>152041</text:p>
          </table:table-cell>
          <table:table-cell table:style-name="ce11" office:value-type="float" office:value="132494" calcext:value-type="float">
            <text:p>132494</text:p>
          </table:table-cell>
          <table:table-cell table:style-name="ce11" office:value-type="float" office:value="138614" calcext:value-type="float">
            <text:p>138614</text:p>
          </table:table-cell>
          <table:table-cell table:style-name="ce11" office:value-type="float" office:value="122661" calcext:value-type="float">
            <text:p>122661</text:p>
          </table:table-cell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20214" calcext:value-type="float">
            <text:p>120214</text:p>
          </table:table-cell>
          <table:table-cell office:value-type="float" office:value="131219" calcext:value-type="float">
            <text:p>131219</text:p>
          </table:table-cell>
          <table:table-cell/>
          <table:table-cell office:value-type="float" office:value="130540" calcext:value-type="float">
            <text:p>130540</text:p>
          </table:table-cell>
          <table:table-cell table:number-columns-repeated="3"/>
          <table:table-cell table:style-name="ce5" table:formula="of:=SUM([.D136:.M136])/10" office:value-type="float" office:value="133285.5" calcext:value-type="float">
            <text:p>133286</text:p>
          </table:table-cell>
          <table:table-cell office:value-type="string" calcext:value-type="string">
            <text:p>HIGH IMPROVEMENT</text:p>
          </table:table-cell>
          <table:table-cell table:number-columns-repeated="100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string" calcext:value-type="string">
            <text:p>small threshold change</text:p>
          </table:table-cell>
          <table:table-cell/>
          <table:table-cell table:style-name="ce11" office:value-type="float" office:value="146590" calcext:value-type="float">
            <text:p>146590</text:p>
          </table:table-cell>
          <table:table-cell table:style-name="ce11" office:value-type="float" office:value="119784" calcext:value-type="float">
            <text:p>119784</text:p>
          </table:table-cell>
          <table:table-cell table:style-name="ce11" office:value-type="float" office:value="146697" calcext:value-type="float">
            <text:p>146697</text:p>
          </table:table-cell>
          <table:table-cell table:style-name="ce11" office:value-type="float" office:value="124529" calcext:value-type="float">
            <text:p>124529</text:p>
          </table:table-cell>
          <table:table-cell table:style-name="ce11" office:value-type="float" office:value="140057" calcext:value-type="float">
            <text:p>140057</text:p>
          </table:table-cell>
          <table:table-cell table:style-name="ce11" office:value-type="float" office:value="124675" calcext:value-type="float">
            <text:p>124675</text:p>
          </table:table-cell>
          <table:table-cell table:style-name="ce11" office:value-type="float" office:value="154537" calcext:value-type="float">
            <text:p>154537</text:p>
          </table:table-cell>
          <table:table-cell table:style-name="ce11" office:value-type="float" office:value="125772" calcext:value-type="float">
            <text:p>125772</text:p>
          </table:table-cell>
          <table:table-cell table:style-name="ce11" office:value-type="float" office:value="156022" calcext:value-type="float">
            <text:p>156022</text:p>
          </table:table-cell>
          <table:table-cell table:style-name="ce11" office:value-type="float" office:value="114654" calcext:value-type="float">
            <text:p>114654</text:p>
          </table:table-cell>
          <table:table-cell office:value-type="float" office:value="131588" calcext:value-type="float">
            <text:p>131588</text:p>
          </table:table-cell>
          <table:table-cell/>
          <table:table-cell office:value-type="float" office:value="132125" calcext:value-type="float">
            <text:p>132125</text:p>
          </table:table-cell>
          <table:table-cell table:number-columns-repeated="2"/>
          <table:table-cell office:value-type="float" office:value="130776" calcext:value-type="float">
            <text:p>130776</text:p>
          </table:table-cell>
          <table:table-cell table:style-name="ce5" table:formula="of:=SUM([.D137:.M137])/10" office:value-type="float" office:value="135331.7" calcext:value-type="float">
            <text:p>1353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6a</text:p>
          </table:table-cell>
          <table:table-cell office:value-type="string" calcext:value-type="string">
            <text:p>With 100 instead of 800 weight_wast</text:p>
          </table:table-cell>
          <table:table-cell/>
          <table:table-cell table:style-name="ce11" office:value-type="float" office:value="133906" calcext:value-type="float">
            <text:p>133906</text:p>
          </table:table-cell>
          <table:table-cell table:style-name="ce11" office:value-type="float" office:value="135516" calcext:value-type="float">
            <text:p>135516</text:p>
          </table:table-cell>
          <table:table-cell table:style-name="ce11" office:value-type="float" office:value="134516" calcext:value-type="float">
            <text:p>134516</text:p>
          </table:table-cell>
          <table:table-cell table:style-name="ce11" office:value-type="float" office:value="97194" calcext:value-type="float">
            <text:p>97194</text:p>
          </table:table-cell>
          <table:table-cell table:style-name="ce11" office:value-type="float" office:value="114013" calcext:value-type="float">
            <text:p>114013</text:p>
          </table:table-cell>
          <table:table-cell table:style-name="ce11" office:value-type="float" office:value="144362" calcext:value-type="float">
            <text:p>144362</text:p>
          </table:table-cell>
          <table:table-cell table:style-name="ce11" office:value-type="float" office:value="140884" calcext:value-type="float">
            <text:p>140884</text:p>
          </table:table-cell>
          <table:table-cell table:style-name="ce11" office:value-type="float" office:value="97457" calcext:value-type="float">
            <text:p>97457</text:p>
          </table:table-cell>
          <table:table-cell table:style-name="ce11" office:value-type="float" office:value="132092" calcext:value-type="float">
            <text:p>132092</text:p>
          </table:table-cell>
          <table:table-cell table:style-name="ce11" office:value-type="float" office:value="130720" calcext:value-type="float">
            <text:p>130720</text:p>
          </table:table-cell>
          <table:table-cell table:number-columns-repeated="6"/>
          <table:table-cell table:style-name="ce5" table:formula="of:=SUM([.D138:.M138])/10" office:value-type="float" office:value="126066" calcext:value-type="float">
            <text:p>1260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41264" calcext:value-type="float">
            <text:p>141264</text:p>
          </table:table-cell>
          <table:table-cell table:style-name="ce11" office:value-type="float" office:value="118827" calcext:value-type="float">
            <text:p>118827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18712" calcext:value-type="float">
            <text:p>118712</text:p>
          </table:table-cell>
          <table:table-cell table:style-name="ce11" office:value-type="float" office:value="147040" calcext:value-type="float">
            <text:p>147040</text:p>
          </table:table-cell>
          <table:table-cell table:style-name="ce11" office:value-type="float" office:value="126546" calcext:value-type="float">
            <text:p>126546</text:p>
          </table:table-cell>
          <table:table-cell table:style-name="ce11" office:value-type="float" office:value="145481" calcext:value-type="float">
            <text:p>145481</text:p>
          </table:table-cell>
          <table:table-cell table:style-name="ce11" office:value-type="float" office:value="117978" calcext:value-type="float">
            <text:p>117978</text:p>
          </table:table-cell>
          <table:table-cell table:style-name="ce11" office:value-type="float" office:value="138329" calcext:value-type="float">
            <text:p>138329</text:p>
          </table:table-cell>
          <table:table-cell table:style-name="ce11" office:value-type="float" office:value="109599" calcext:value-type="float">
            <text:p>109599</text:p>
          </table:table-cell>
          <table:table-cell office:value-type="float" office:value="130870" calcext:value-type="float">
            <text:p>130870</text:p>
          </table:table-cell>
          <table:table-cell/>
          <table:table-cell office:value-type="float" office:value="131677" calcext:value-type="float">
            <text:p>131677</text:p>
          </table:table-cell>
          <table:table-cell table:number-columns-repeated="2"/>
          <table:table-cell office:value-type="float" office:value="132574" calcext:value-type="float">
            <text:p>132574</text:p>
          </table:table-cell>
          <table:table-cell table:style-name="ce5" table:formula="of:=SUM([.D139:.M139])/10" office:value-type="float" office:value="130105.7" calcext:value-type="float">
            <text:p>130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1" office:value-type="float" office:value="140440" calcext:value-type="float">
            <text:p>140440</text:p>
          </table:table-cell>
          <table:table-cell table:style-name="ce11" office:value-type="float" office:value="117337" calcext:value-type="float">
            <text:p>117337</text:p>
          </table:table-cell>
          <table:table-cell table:style-name="ce11" office:value-type="float" office:value="138802" calcext:value-type="float">
            <text:p>138802</text:p>
          </table:table-cell>
          <table:table-cell table:style-name="ce11" office:value-type="float" office:value="119462" calcext:value-type="float">
            <text:p>119462</text:p>
          </table:table-cell>
          <table:table-cell table:style-name="ce11" office:value-type="float" office:value="136637" calcext:value-type="float">
            <text:p>136637</text:p>
          </table:table-cell>
          <table:table-cell table:style-name="ce11" office:value-type="float" office:value="110398" calcext:value-type="float">
            <text:p>110398</text:p>
          </table:table-cell>
          <table:table-cell table:style-name="ce11" office:value-type="float" office:value="142926" calcext:value-type="float">
            <text:p>142926</text:p>
          </table:table-cell>
          <table:table-cell table:style-name="ce11" office:value-type="float" office:value="137602" calcext:value-type="float">
            <text:p>137602</text:p>
          </table:table-cell>
          <table:table-cell table:style-name="ce11" office:value-type="float" office:value="150479" calcext:value-type="float">
            <text:p>150479</text:p>
          </table:table-cell>
          <table:table-cell table:style-name="ce11" office:value-type="float" office:value="108733" calcext:value-type="float">
            <text:p>108733</text:p>
          </table:table-cell>
          <table:table-cell office:value-type="float" office:value="131038" calcext:value-type="float">
            <text:p>131038</text:p>
          </table:table-cell>
          <table:table-cell/>
          <table:table-cell office:value-type="float" office:value="130584" calcext:value-type="float">
            <text:p>130584</text:p>
          </table:table-cell>
          <table:table-cell table:number-columns-repeated="2"/>
          <table:table-cell office:value-type="float" office:value="132427" calcext:value-type="float">
            <text:p>132427</text:p>
          </table:table-cell>
          <table:table-cell table:style-name="ce5" table:formula="of:=SUM([.D140:.M140])/10" office:value-type="float" office:value="130281.6" calcext:value-type="float">
            <text:p>1302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41506" calcext:value-type="float">
            <text:p>141506</text:p>
          </table:table-cell>
          <table:table-cell table:style-name="ce11" office:value-type="float" office:value="132739" calcext:value-type="float">
            <text:p>132739</text:p>
          </table:table-cell>
          <table:table-cell table:style-name="ce11" office:value-type="float" office:value="143537" calcext:value-type="float">
            <text:p>143537</text:p>
          </table:table-cell>
          <table:table-cell table:style-name="ce11" office:value-type="float" office:value="120131" calcext:value-type="float">
            <text:p>120131</text:p>
          </table:table-cell>
          <table:table-cell table:style-name="ce11" office:value-type="float" office:value="132507" calcext:value-type="float">
            <text:p>132507</text:p>
          </table:table-cell>
          <table:table-cell table:style-name="ce11" office:value-type="float" office:value="118407" calcext:value-type="float">
            <text:p>118407</text:p>
          </table:table-cell>
          <table:table-cell table:style-name="ce11" office:value-type="float" office:value="145646" calcext:value-type="float">
            <text:p>145646</text:p>
          </table:table-cell>
          <table:table-cell table:style-name="ce11" office:value-type="float" office:value="128808" calcext:value-type="float">
            <text:p>128808</text:p>
          </table:table-cell>
          <table:table-cell table:style-name="ce11" office:value-type="float" office:value="148099" calcext:value-type="float">
            <text:p>148099</text:p>
          </table:table-cell>
          <table:table-cell table:style-name="ce11" office:value-type="float" office:value="117411" calcext:value-type="float">
            <text:p>117411</text:p>
          </table:table-cell>
          <table:table-cell office:value-type="float" office:value="132373" calcext:value-type="float">
            <text:p>132373</text:p>
          </table:table-cell>
          <table:table-cell/>
          <table:table-cell office:value-type="float" office:value="132650" calcext:value-type="float">
            <text:p>132650</text:p>
          </table:table-cell>
          <table:table-cell table:number-columns-repeated="2"/>
          <table:table-cell office:value-type="float" office:value="131609" calcext:value-type="float">
            <text:p>131609</text:p>
          </table:table-cell>
          <table:table-cell table:style-name="ce5" table:formula="of:=SUM([.D141:.M141])/10" office:value-type="float" office:value="132879.1" calcext:value-type="float">
            <text:p>1328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8457" calcext:value-type="float">
            <text:p>138457</text:p>
          </table:table-cell>
          <table:table-cell table:style-name="ce11" office:value-type="float" office:value="115414" calcext:value-type="float">
            <text:p>115414</text:p>
          </table:table-cell>
          <table:table-cell table:style-name="ce11" office:value-type="float" office:value="125308" calcext:value-type="float">
            <text:p>125308</text:p>
          </table:table-cell>
          <table:table-cell table:style-name="ce11" office:value-type="float" office:value="137086" calcext:value-type="float">
            <text:p>137086</text:p>
          </table:table-cell>
          <table:table-cell table:style-name="ce11" office:value-type="float" office:value="146244" calcext:value-type="float">
            <text:p>146244</text:p>
          </table:table-cell>
          <table:table-cell table:style-name="ce11" office:value-type="float" office:value="117926" calcext:value-type="float">
            <text:p>117926</text:p>
          </table:table-cell>
          <table:table-cell table:style-name="ce11" office:value-type="float" office:value="154208" calcext:value-type="float">
            <text:p>154208</text:p>
          </table:table-cell>
          <table:table-cell table:style-name="ce11" office:value-type="float" office:value="121376" calcext:value-type="float">
            <text:p>121376</text:p>
          </table:table-cell>
          <table:table-cell table:style-name="ce11" office:value-type="float" office:value="147980" calcext:value-type="float">
            <text:p>147980</text:p>
          </table:table-cell>
          <table:table-cell table:style-name="ce11" office:value-type="float" office:value="119520" calcext:value-type="float">
            <text:p>119520</text:p>
          </table:table-cell>
          <table:table-cell office:value-type="float" office:value="131446" calcext:value-type="float">
            <text:p>131446</text:p>
          </table:table-cell>
          <table:table-cell/>
          <table:table-cell office:value-type="float" office:value="132211" calcext:value-type="float">
            <text:p>132211</text:p>
          </table:table-cell>
          <table:table-cell table:number-columns-repeated="2"/>
          <table:table-cell office:value-type="float" office:value="131560" calcext:value-type="float">
            <text:p>131560</text:p>
          </table:table-cell>
          <table:table-cell table:style-name="ce5" table:formula="of:=SUM([.D142:.M142])/10" office:value-type="float" office:value="132351.9" calcext:value-type="float">
            <text:p>1323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1156" calcext:value-type="float">
            <text:p>131156</text:p>
          </table:table-cell>
          <table:table-cell/>
          <table:table-cell office:value-type="float" office:value="131824" calcext:value-type="float">
            <text:p>131824</text:p>
          </table:table-cell>
          <table:table-cell table:number-columns-repeated="2"/>
          <table:table-cell office:value-type="float" office:value="129326" calcext:value-type="float">
            <text:p>129326</text:p>
          </table:table-cell>
          <table:table-cell table:style-name="ce5" table:formula="of:=SUM([.D143:.M143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4:.M1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5:.M14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ing 1.46f</text:p>
          </table:table-cell>
          <table:table-cell table:number-columns-repeated="2"/>
          <table:table-cell table:style-name="ce11" table:number-columns-repeated="10"/>
          <table:table-cell table:number-columns-repeated="6"/>
          <table:table-cell table:style-name="ce5" table:formula="of:=SUM([.D146:.M14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corrected home mode weights to match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0949" calcext:value-type="float">
            <text:p>130949</text:p>
          </table:table-cell>
          <table:table-cell table:number-columns-repeated="5"/>
          <table:table-cell table:style-name="ce5" table:formula="of:=SUM([.D147:.M147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8a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 office:value-type="float" office:value="132356" calcext:value-type="float">
            <text:p>132356</text:p>
          </table:table-cell>
          <table:table-cell table:style-name="ce11" office:value-type="float" office:value="112052" calcext:value-type="float">
            <text:p>112052</text:p>
          </table:table-cell>
          <table:table-cell table:style-name="ce11" office:value-type="float" office:value="142908" calcext:value-type="float">
            <text:p>142908</text:p>
          </table:table-cell>
          <table:table-cell table:style-name="ce11" office:value-type="float" office:value="124642" calcext:value-type="float">
            <text:p>124642</text:p>
          </table:table-cell>
          <table:table-cell table:style-name="ce11" office:value-type="float" office:value="143150" calcext:value-type="float">
            <text:p>143150</text:p>
          </table:table-cell>
          <table:table-cell table:style-name="ce11" office:value-type="float" office:value="122984" calcext:value-type="float">
            <text:p>122984</text:p>
          </table:table-cell>
          <table:table-cell table:style-name="ce11" office:value-type="float" office:value="147908" calcext:value-type="float">
            <text:p>147908</text:p>
          </table:table-cell>
          <table:table-cell table:style-name="ce11" office:value-type="float" office:value="118553" calcext:value-type="float">
            <text:p>118553</text:p>
          </table:table-cell>
          <table:table-cell table:style-name="ce11" office:value-type="float" office:value="152255" calcext:value-type="float">
            <text:p>152255</text:p>
          </table:table-cell>
          <table:table-cell table:style-name="ce11" office:value-type="float" office:value="109906" calcext:value-type="float">
            <text:p>109906</text:p>
          </table:table-cell>
          <table:table-cell office:value-type="float" office:value="132297" calcext:value-type="float">
            <text:p>132297</text:p>
          </table:table-cell>
          <table:table-cell table:number-columns-repeated="5"/>
          <table:table-cell table:style-name="ce5" table:formula="of:=SUM([.D148:.M148])/10" office:value-type="float" office:value="130671.4" calcext:value-type="float">
            <text:p>1306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anged min waste to be dependant on current waste level</text:p>
          </table:table-cell>
          <table:table-cell/>
          <table:table-cell table:style-name="ce11" office:value-type="float" office:value="144795" calcext:value-type="float">
            <text:p>144795</text:p>
          </table:table-cell>
          <table:table-cell table:style-name="ce11" office:value-type="float" office:value="114521" calcext:value-type="float">
            <text:p>114521</text:p>
          </table:table-cell>
          <table:table-cell table:style-name="ce11" office:value-type="float" office:value="143288" calcext:value-type="float">
            <text:p>143288</text:p>
          </table:table-cell>
          <table:table-cell table:style-name="ce11" office:value-type="float" office:value="112510" calcext:value-type="float">
            <text:p>112510</text:p>
          </table:table-cell>
          <table:table-cell table:style-name="ce11" office:value-type="float" office:value="143436" calcext:value-type="float">
            <text:p>143436</text:p>
          </table:table-cell>
          <table:table-cell table:style-name="ce11" office:value-type="float" office:value="121652" calcext:value-type="float">
            <text:p>121652</text:p>
          </table:table-cell>
          <table:table-cell table:style-name="ce11" office:value-type="float" office:value="123369" calcext:value-type="float">
            <text:p>123369</text:p>
          </table:table-cell>
          <table:table-cell table:style-name="ce11" office:value-type="float" office:value="112647" calcext:value-type="float">
            <text:p>112647</text:p>
          </table:table-cell>
          <table:table-cell table:style-name="ce11" office:value-type="float" office:value="139142" calcext:value-type="float">
            <text:p>139142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4692" calcext:value-type="float">
            <text:p>124692</text:p>
          </table:table-cell>
          <table:table-cell table:number-columns-repeated="5"/>
          <table:table-cell table:style-name="ce5" table:formula="of:=SUM([.D149:.M149])/10" office:value-type="float" office:value="125977.8" calcext:value-type="float">
            <text:p>125978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d to 250</text:p>
          </table:table-cell>
          <table:table-cell/>
          <table:table-cell table:style-name="ce11" office:value-type="float" office:value="127789" calcext:value-type="float">
            <text:p>127789</text:p>
          </table:table-cell>
          <table:table-cell table:style-name="ce11" office:value-type="float" office:value="122906" calcext:value-type="float">
            <text:p>122906</text:p>
          </table:table-cell>
          <table:table-cell table:style-name="ce11" office:value-type="float" office:value="134540" calcext:value-type="float">
            <text:p>134540</text:p>
          </table:table-cell>
          <table:table-cell table:style-name="ce11" office:value-type="float" office:value="124056" calcext:value-type="float">
            <text:p>124056</text:p>
          </table:table-cell>
          <table:table-cell table:style-name="ce11" office:value-type="float" office:value="143364" calcext:value-type="float">
            <text:p>143364</text:p>
          </table:table-cell>
          <table:table-cell table:style-name="ce11" office:value-type="float" office:value="130975" calcext:value-type="float">
            <text:p>130975</text:p>
          </table:table-cell>
          <table:table-cell table:style-name="ce11" office:value-type="float" office:value="141387" calcext:value-type="float">
            <text:p>141387</text:p>
          </table:table-cell>
          <table:table-cell table:style-name="ce11" office:value-type="float" office:value="109130" calcext:value-type="float">
            <text:p>109130</text:p>
          </table:table-cell>
          <table:table-cell table:style-name="ce11" office:value-type="float" office:value="134551" calcext:value-type="float">
            <text:p>134551</text:p>
          </table:table-cell>
          <table:table-cell table:style-name="ce11" office:value-type="float" office:value="104006" calcext:value-type="float">
            <text:p>104006</text:p>
          </table:table-cell>
          <table:table-cell table:number-columns-repeated="6"/>
          <table:table-cell table:style-name="ce5" table:formula="of:=SUM([.D150:.M150])/10" office:value-type="float" office:value="127270.4" calcext:value-type="float">
            <text:p>127270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49a</text:p>
          </table:table-cell>
          <table:table-cell office:value-type="string" calcext:value-type="string">
            <text:p>now only searches if below 900 capacity not 1000 (full)</text:p>
          </table:table-cell>
          <table:table-cell/>
          <table:table-cell table:style-name="ce11" office:value-type="float" office:value="131164" calcext:value-type="float">
            <text:p>131164</text:p>
          </table:table-cell>
          <table:table-cell table:style-name="ce11" office:value-type="float" office:value="122534" calcext:value-type="float">
            <text:p>122534</text:p>
          </table:table-cell>
          <table:table-cell table:style-name="ce11" office:value-type="float" office:value="132725" calcext:value-type="float">
            <text:p>132725</text:p>
          </table:table-cell>
          <table:table-cell table:style-name="ce11" office:value-type="float" office:value="130946" calcext:value-type="float">
            <text:p>130946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22229" calcext:value-type="float">
            <text:p>122229</text:p>
          </table:table-cell>
          <table:table-cell table:style-name="ce11" office:value-type="float" office:value="155902" calcext:value-type="float">
            <text:p>155902</text:p>
          </table:table-cell>
          <table:table-cell table:style-name="ce11" office:value-type="float" office:value="126685" calcext:value-type="float">
            <text:p>126685</text:p>
          </table:table-cell>
          <table:table-cell table:style-name="ce11" office:value-type="float" office:value="147681" calcext:value-type="float">
            <text:p>147681</text:p>
          </table:table-cell>
          <table:table-cell table:style-name="ce11" office:value-type="float" office:value="117221" calcext:value-type="float">
            <text:p>117221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130354" calcext:value-type="float">
            <text:p>130354</text:p>
          </table:table-cell>
          <table:table-cell table:number-columns-repeated="3"/>
          <table:table-cell table:style-name="ce5" table:formula="of:=SUM([.D152:.M152])/10" office:value-type="float" office:value="132916.3" calcext:value-type="float">
            <text:p>1329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800 capacity</text:p>
          </table:table-cell>
          <table:table-cell/>
          <table:table-cell table:style-name="ce11" office:value-type="float" office:value="138531" calcext:value-type="float">
            <text:p>138531</text:p>
          </table:table-cell>
          <table:table-cell table:style-name="ce11" office:value-type="float" office:value="121866" calcext:value-type="float">
            <text:p>121866</text:p>
          </table:table-cell>
          <table:table-cell table:style-name="ce11" office:value-type="float" office:value="144112" calcext:value-type="float">
            <text:p>144112</text:p>
          </table:table-cell>
          <table:table-cell table:style-name="ce11" office:value-type="float" office:value="119386" calcext:value-type="float">
            <text:p>119386</text:p>
          </table:table-cell>
          <table:table-cell table:style-name="ce11" office:value-type="float" office:value="143238" calcext:value-type="float">
            <text:p>143238</text:p>
          </table:table-cell>
          <table:table-cell table:style-name="ce11" office:value-type="float" office:value="113866" calcext:value-type="float">
            <text:p>113866</text:p>
          </table:table-cell>
          <table:table-cell table:style-name="ce11" office:value-type="float" office:value="147552" calcext:value-type="float">
            <text:p>147552</text:p>
          </table:table-cell>
          <table:table-cell table:style-name="ce11" office:value-type="float" office:value="115443" calcext:value-type="float">
            <text:p>115443</text:p>
          </table:table-cell>
          <table:table-cell table:style-name="ce11" office:value-type="float" office:value="156878" calcext:value-type="float">
            <text:p>156878</text:p>
          </table:table-cell>
          <table:table-cell table:style-name="ce11" office:value-type="float" office:value="110400" calcext:value-type="float">
            <text:p>110400</text:p>
          </table:table-cell>
          <table:table-cell office:value-type="float" office:value="131559" calcext:value-type="float">
            <text:p>131559</text:p>
          </table:table-cell>
          <table:table-cell table:number-columns-repeated="5"/>
          <table:table-cell table:style-name="ce5" table:formula="of:=SUM([.D153:.M153])/10" office:value-type="float" office:value="131127.2" calcext:value-type="float">
            <text:p>1311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49b with 1.48a</text:p>
          </table:table-cell>
          <table:table-cell/>
          <table:table-cell table:style-name="ce11" office:value-type="float" office:value="136311" calcext:value-type="float">
            <text:p>136311</text:p>
          </table:table-cell>
          <table:table-cell table:style-name="ce11" office:value-type="float" office:value="114269" calcext:value-type="float">
            <text:p>114269</text:p>
          </table:table-cell>
          <table:table-cell table:style-name="ce11" office:value-type="float" office:value="142299" calcext:value-type="float">
            <text:p>142299</text:p>
          </table:table-cell>
          <table:table-cell table:style-name="ce11" office:value-type="float" office:value="132969" calcext:value-type="float">
            <text:p>132969</text:p>
          </table:table-cell>
          <table:table-cell table:style-name="ce11" office:value-type="float" office:value="134622" calcext:value-type="float">
            <text:p>134622</text:p>
          </table:table-cell>
          <table:table-cell table:style-name="ce11" office:value-type="float" office:value="119866" calcext:value-type="float">
            <text:p>119866</text:p>
          </table:table-cell>
          <table:table-cell table:style-name="ce11" office:value-type="float" office:value="156521" calcext:value-type="float">
            <text:p>156521</text:p>
          </table:table-cell>
          <table:table-cell table:style-name="ce11" office:value-type="float" office:value="119304" calcext:value-type="float">
            <text:p>119304</text:p>
          </table:table-cell>
          <table:table-cell table:style-name="ce11" office:value-type="float" office:value="150926" calcext:value-type="float">
            <text:p>150926</text:p>
          </table:table-cell>
          <table:table-cell table:style-name="ce11" office:value-type="float" office:value="108141" calcext:value-type="float">
            <text:p>108141</text:p>
          </table:table-cell>
          <table:table-cell office:value-type="float" office:value="132257" calcext:value-type="float">
            <text:p>132257</text:p>
          </table:table-cell>
          <table:table-cell table:number-columns-repeated="5"/>
          <table:table-cell table:style-name="ce5" table:formula="of:=SUM([.D154:.M154])/10" office:value-type="float" office:value="131522.8" calcext:value-type="float">
            <text:p>1315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750 capacity</text:p>
          </table:table-cell>
          <table:table-cell/>
          <table:table-cell table:style-name="ce11" office:value-type="float" office:value="128707" calcext:value-type="float">
            <text:p>128707</text:p>
          </table:table-cell>
          <table:table-cell table:style-name="ce11" office:value-type="float" office:value="117268" calcext:value-type="float">
            <text:p>117268</text:p>
          </table:table-cell>
          <table:table-cell table:style-name="ce11" office:value-type="float" office:value="149960" calcext:value-type="float">
            <text:p>149960</text:p>
          </table:table-cell>
          <table:table-cell table:style-name="ce11" office:value-type="float" office:value="118006" calcext:value-type="float">
            <text:p>118006</text:p>
          </table:table-cell>
          <table:table-cell table:style-name="ce11" office:value-type="float" office:value="136078" calcext:value-type="float">
            <text:p>136078</text:p>
          </table:table-cell>
          <table:table-cell table:style-name="ce11" office:value-type="float" office:value="121392" calcext:value-type="float">
            <text:p>121392</text:p>
          </table:table-cell>
          <table:table-cell table:style-name="ce11" office:value-type="float" office:value="156621" calcext:value-type="float">
            <text:p>156621</text:p>
          </table:table-cell>
          <table:table-cell table:style-name="ce11" office:value-type="float" office:value="119675" calcext:value-type="float">
            <text:p>119675</text:p>
          </table:table-cell>
          <table:table-cell table:style-name="ce11" office:value-type="float" office:value="145997" calcext:value-type="float">
            <text:p>145997</text:p>
          </table:table-cell>
          <table:table-cell table:style-name="ce11" office:value-type="float" office:value="104836" calcext:value-type="float">
            <text:p>104836</text:p>
          </table:table-cell>
          <table:table-cell office:value-type="float" office:value="129489" calcext:value-type="float">
            <text:p>129489</text:p>
          </table:table-cell>
          <table:table-cell table:number-columns-repeated="5"/>
          <table:table-cell table:style-name="ce5" table:formula="of:=SUM([.D155:.M155])/10" office:value-type="float" office:value="129854" calcext:value-type="float">
            <text:p>1298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850 capacity</text:p>
          </table:table-cell>
          <table:table-cell/>
          <table:table-cell table:style-name="ce11" office:value-type="float" office:value="139653" calcext:value-type="float">
            <text:p>139653</text:p>
          </table:table-cell>
          <table:table-cell table:style-name="ce11" office:value-type="float" office:value="122354" calcext:value-type="float">
            <text:p>122354</text:p>
          </table:table-cell>
          <table:table-cell table:style-name="ce11" office:value-type="float" office:value="136418" calcext:value-type="float">
            <text:p>136418</text:p>
          </table:table-cell>
          <table:table-cell table:style-name="ce11" office:value-type="float" office:value="130251" calcext:value-type="float">
            <text:p>130251</text:p>
          </table:table-cell>
          <table:table-cell table:style-name="ce11" office:value-type="float" office:value="137458" calcext:value-type="float">
            <text:p>137458</text:p>
          </table:table-cell>
          <table:table-cell table:style-name="ce11" office:value-type="float" office:value="112370" calcext:value-type="float">
            <text:p>112370</text:p>
          </table:table-cell>
          <table:table-cell table:style-name="ce11" office:value-type="float" office:value="143898" calcext:value-type="float">
            <text:p>143898</text:p>
          </table:table-cell>
          <table:table-cell table:style-name="ce11" office:value-type="float" office:value="121695" calcext:value-type="float">
            <text:p>121695</text:p>
          </table:table-cell>
          <table:table-cell table:style-name="ce11" office:value-type="float" office:value="151687" calcext:value-type="float">
            <text:p>151687</text:p>
          </table:table-cell>
          <table:table-cell table:style-name="ce11" office:value-type="float" office:value="106757" calcext:value-type="float">
            <text:p>106757</text:p>
          </table:table-cell>
          <table:table-cell office:value-type="float" office:value="130968" calcext:value-type="float">
            <text:p>130968</text:p>
          </table:table-cell>
          <table:table-cell table:number-columns-repeated="5"/>
          <table:table-cell table:style-name="ce5" table:formula="of:=SUM([.D156:.M156])/10" office:value-type="float" office:value="130254.1" calcext:value-type="float">
            <text:p>1302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sing 1.46c</text:p>
          </table:table-cell>
          <table:table-cell/>
          <table:table-cell table:style-name="ce11" office:value-type="float" office:value="137034" calcext:value-type="float">
            <text:p>137034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46700" calcext:value-type="float">
            <text:p>146700</text:p>
          </table:table-cell>
          <table:table-cell table:style-name="ce11" office:value-type="float" office:value="115323" calcext:value-type="float">
            <text:p>115323</text:p>
          </table:table-cell>
          <table:table-cell table:style-name="ce11" office:value-type="float" office:value="140651" calcext:value-type="float">
            <text:p>140651</text:p>
          </table:table-cell>
          <table:table-cell table:style-name="ce11" office:value-type="float" office:value="124432" calcext:value-type="float">
            <text:p>124432</text:p>
          </table:table-cell>
          <table:table-cell table:style-name="ce11" office:value-type="float" office:value="161564" calcext:value-type="float">
            <text:p>161564</text:p>
          </table:table-cell>
          <table:table-cell table:style-name="ce11" office:value-type="float" office:value="137156" calcext:value-type="float">
            <text:p>137156</text:p>
          </table:table-cell>
          <table:table-cell table:style-name="ce11" office:value-type="float" office:value="151526" calcext:value-type="float">
            <text:p>151526</text:p>
          </table:table-cell>
          <table:table-cell table:style-name="ce11" office:value-type="float" office:value="134037" calcext:value-type="float">
            <text:p>134037</text:p>
          </table:table-cell>
          <table:table-cell office:value-type="float" office:value="132163" calcext:value-type="float">
            <text:p>132163</text:p>
          </table:table-cell>
          <table:table-cell/>
          <table:table-cell office:value-type="float" office:value="133006" calcext:value-type="float">
            <text:p>133006</text:p>
          </table:table-cell>
          <table:table-cell table:number-columns-repeated="3"/>
          <table:table-cell table:style-name="ce5" table:formula="of:=SUM([.D157:.M157])/10" office:value-type="float" office:value="136438" calcext:value-type="float">
            <text:p>1364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.49b with 1.46c</text:p>
          </table:table-cell>
          <table:table-cell/>
          <table:table-cell table:style-name="ce11" office:value-type="float" office:value="145253" calcext:value-type="float">
            <text:p>145253</text:p>
          </table:table-cell>
          <table:table-cell table:style-name="ce11" office:value-type="float" office:value="119285" calcext:value-type="float">
            <text:p>119285</text:p>
          </table:table-cell>
          <table:table-cell table:style-name="ce11" office:value-type="float" office:value="131967" calcext:value-type="float">
            <text:p>131967</text:p>
          </table:table-cell>
          <table:table-cell table:style-name="ce11" office:value-type="float" office:value="137842" calcext:value-type="float">
            <text:p>137842</text:p>
          </table:table-cell>
          <table:table-cell table:style-name="ce11" office:value-type="float" office:value="140973" calcext:value-type="float">
            <text:p>140973</text:p>
          </table:table-cell>
          <table:table-cell table:style-name="ce11" office:value-type="float" office:value="127805" calcext:value-type="float">
            <text:p>127805</text:p>
          </table:table-cell>
          <table:table-cell table:style-name="ce11" office:value-type="float" office:value="150468" calcext:value-type="float">
            <text:p>150468</text:p>
          </table:table-cell>
          <table:table-cell table:style-name="ce11" office:value-type="float" office:value="138163" calcext:value-type="float">
            <text:p>138163</text:p>
          </table:table-cell>
          <table:table-cell table:style-name="ce11" office:value-type="float" office:value="148274" calcext:value-type="float">
            <text:p>148274</text:p>
          </table:table-cell>
          <table:table-cell table:style-name="ce11" office:value-type="float" office:value="118870" calcext:value-type="float">
            <text:p>118870</text:p>
          </table:table-cell>
          <table:table-cell office:value-type="float" office:value="131624" calcext:value-type="float">
            <text:p>131624</text:p>
          </table:table-cell>
          <table:table-cell/>
          <table:table-cell office:value-type="float" office:value="133201" calcext:value-type="float">
            <text:p>133201</text:p>
          </table:table-cell>
          <table:table-cell table:number-columns-repeated="3"/>
          <table:table-cell table:style-name="ce5" table:formula="of:=SUM([.D158:.M158])/10" office:value-type="float" office:value="135890" calcext:value-type="float">
            <text:p>1358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.49b with 1.46e</text:p>
          </table:table-cell>
          <table:table-cell/>
          <table:table-cell table:style-name="ce11" office:value-type="float" office:value="138135" calcext:value-type="float">
            <text:p>138135</text:p>
          </table:table-cell>
          <table:table-cell table:style-name="ce11" office:value-type="float" office:value="121638" calcext:value-type="float">
            <text:p>121638</text:p>
          </table:table-cell>
          <table:table-cell table:style-name="ce11" office:value-type="float" office:value="141262" calcext:value-type="float">
            <text:p>141262</text:p>
          </table:table-cell>
          <table:table-cell table:style-name="ce11" office:value-type="float" office:value="122020" calcext:value-type="float">
            <text:p>122020</text:p>
          </table:table-cell>
          <table:table-cell table:style-name="ce11" office:value-type="float" office:value="145336" calcext:value-type="float">
            <text:p>145336</text:p>
          </table:table-cell>
          <table:table-cell table:style-name="ce11" office:value-type="float" office:value="128109" calcext:value-type="float">
            <text:p>12810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27678" calcext:value-type="float">
            <text:p>127678</text:p>
          </table:table-cell>
          <table:table-cell table:style-name="ce11" office:value-type="float" office:value="165626" calcext:value-type="float">
            <text:p>165626</text:p>
          </table:table-cell>
          <table:table-cell table:style-name="ce11" office:value-type="float" office:value="116861" calcext:value-type="float">
            <text:p>116861</text:p>
          </table:table-cell>
          <table:table-cell office:value-type="float" office:value="132578" calcext:value-type="float">
            <text:p>132578</text:p>
          </table:table-cell>
          <table:table-cell/>
          <table:table-cell office:value-type="float" office:value="133372" calcext:value-type="float">
            <text:p>133372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table:style-name="ce5" table:formula="of:=SUM([.D159:.M159])/10" office:value-type="float" office:value="136329.6" calcext:value-type="float">
            <text:p>136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0:.M1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0a</text:p>
          </table:table-cell>
          <table:table-cell office:value-type="string" calcext:value-type="string">
            <text:p>pump bias 0.3 from 0.2</text:p>
          </table:table-cell>
          <table:table-cell/>
          <table:table-cell table:style-name="ce11" office:value-type="float" office:value="133629" calcext:value-type="float">
            <text:p>133629</text:p>
          </table:table-cell>
          <table:table-cell table:style-name="ce11" office:value-type="float" office:value="121863" calcext:value-type="float">
            <text:p>121863</text:p>
          </table:table-cell>
          <table:table-cell table:style-name="ce11" office:value-type="float" office:value="138596" calcext:value-type="float">
            <text:p>138596</text:p>
          </table:table-cell>
          <table:table-cell table:style-name="ce11" office:value-type="float" office:value="124975" calcext:value-type="float">
            <text:p>124975</text:p>
          </table:table-cell>
          <table:table-cell table:style-name="ce11" office:value-type="float" office:value="146476" calcext:value-type="float">
            <text:p>146476</text:p>
          </table:table-cell>
          <table:table-cell table:style-name="ce11" office:value-type="float" office:value="121596" calcext:value-type="float">
            <text:p>121596</text:p>
          </table:table-cell>
          <table:table-cell table:style-name="ce11" office:value-type="float" office:value="149123" calcext:value-type="float">
            <text:p>149123</text:p>
          </table:table-cell>
          <table:table-cell table:style-name="ce11" office:value-type="float" office:value="131389" calcext:value-type="float">
            <text:p>131389</text:p>
          </table:table-cell>
          <table:table-cell table:style-name="ce11" office:value-type="float" office:value="147434" calcext:value-type="float">
            <text:p>147434</text:p>
          </table:table-cell>
          <table:table-cell table:style-name="ce11" office:value-type="float" office:value="118287" calcext:value-type="float">
            <text:p>118287</text:p>
          </table:table-cell>
          <table:table-cell table:style-name="ce12" office:value-type="float" office:value="132093" calcext:value-type="float">
            <text:p>132093</text:p>
          </table:table-cell>
          <table:table-cell/>
          <table:table-cell office:value-type="float" office:value="132726" calcext:value-type="float">
            <text:p>132726</text:p>
          </table:table-cell>
          <table:table-cell table:number-columns-repeated="2"/>
          <table:table-cell office:value-type="float" office:value="132432" calcext:value-type="float">
            <text:p>132432</text:p>
          </table:table-cell>
          <table:table-cell table:style-name="ce5" table:formula="of:=SUM([.D161:.M161])/10" office:value-type="float" office:value="133336.8" calcext:value-type="float">
            <text:p>1333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1" office:value-type="float" office:value="139192" calcext:value-type="float">
            <text:p>139192</text:p>
          </table:table-cell>
          <table:table-cell table:style-name="ce11" office:value-type="float" office:value="112958" calcext:value-type="float">
            <text:p>112958</text:p>
          </table:table-cell>
          <table:table-cell table:style-name="ce11" office:value-type="float" office:value="141201" calcext:value-type="float">
            <text:p>141201</text:p>
          </table:table-cell>
          <table:table-cell table:style-name="ce11" office:value-type="float" office:value="122331" calcext:value-type="float">
            <text:p>122331</text:p>
          </table:table-cell>
          <table:table-cell table:style-name="ce11" office:value-type="float" office:value="151967" calcext:value-type="float">
            <text:p>151967</text:p>
          </table:table-cell>
          <table:table-cell table:style-name="ce11" office:value-type="float" office:value="127091" calcext:value-type="float">
            <text:p>127091</text:p>
          </table:table-cell>
          <table:table-cell table:style-name="ce11" office:value-type="float" office:value="152596" calcext:value-type="float">
            <text:p>152596</text:p>
          </table:table-cell>
          <table:table-cell table:style-name="ce11" office:value-type="float" office:value="125255" calcext:value-type="float">
            <text:p>125255</text:p>
          </table:table-cell>
          <table:table-cell table:style-name="ce11" office:value-type="float" office:value="154320" calcext:value-type="float">
            <text:p>154320</text:p>
          </table:table-cell>
          <table:table-cell table:style-name="ce11" office:value-type="float" office:value="121692" calcext:value-type="float">
            <text:p>121692</text:p>
          </table:table-cell>
          <table:table-cell table:style-name="ce10" office:value-type="float" office:value="132870" calcext:value-type="float">
            <text:p>132870</text:p>
          </table:table-cell>
          <table:table-cell/>
          <table:table-cell office:value-type="float" office:value="133445" calcext:value-type="float">
            <text:p>133445</text:p>
          </table:table-cell>
          <table:table-cell table:number-columns-repeated="2"/>
          <table:table-cell office:value-type="float" office:value="132573" calcext:value-type="float">
            <text:p>132573</text:p>
          </table:table-cell>
          <table:table-cell table:style-name="ce5" table:formula="of:=SUM([.D162:.M162])/10" office:value-type="float" office:value="134860.3" calcext:value-type="float">
            <text:p>13486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63:.M1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1a</text:p>
          </table:table-cell>
          <table:table-cell office:value-type="string" calcext:value-type="string">
            <text:p>using 1.50b re-added 0.5 bias for pumps at wells</text:p>
          </table:table-cell>
          <table:table-cell/>
          <table:table-cell table:style-name="ce11" office:value-type="float" office:value="133434" calcext:value-type="float">
            <text:p>133434</text:p>
          </table:table-cell>
          <table:table-cell table:style-name="ce11" office:value-type="float" office:value="128904" calcext:value-type="float">
            <text:p>128904</text:p>
          </table:table-cell>
          <table:table-cell table:style-name="ce11" office:value-type="float" office:value="138257" calcext:value-type="float">
            <text:p>138257</text:p>
          </table:table-cell>
          <table:table-cell table:style-name="ce11" office:value-type="float" office:value="129199" calcext:value-type="float">
            <text:p>129199</text:p>
          </table:table-cell>
          <table:table-cell table:style-name="ce11" office:value-type="float" office:value="142108" calcext:value-type="float">
            <text:p>142108</text:p>
          </table:table-cell>
          <table:table-cell table:style-name="ce11" office:value-type="float" office:value="125975" calcext:value-type="float">
            <text:p>125975</text:p>
          </table:table-cell>
          <table:table-cell table:style-name="ce11" office:value-type="float" office:value="155441" calcext:value-type="float">
            <text:p>155441</text:p>
          </table:table-cell>
          <table:table-cell table:style-name="ce11" office:value-type="float" office:value="129343" calcext:value-type="float">
            <text:p>129343</text:p>
          </table:table-cell>
          <table:table-cell table:style-name="ce11" office:value-type="float" office:value="130961" calcext:value-type="float">
            <text:p>130961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2" office:value-type="float" office:value="131311" calcext:value-type="float">
            <text:p>131311</text:p>
          </table:table-cell>
          <table:table-cell table:number-columns-repeated="5"/>
          <table:table-cell table:style-name="ce5" table:formula="of:=SUM([.D164:.M164])/10" office:value-type="float" office:value="133123.3" calcext:value-type="float">
            <text:p>133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2 bias</text:p>
          </table:table-cell>
          <table:table-cell/>
          <table:table-cell table:style-name="ce11" office:value-type="float" office:value="135370" calcext:value-type="float">
            <text:p>135370</text:p>
          </table:table-cell>
          <table:table-cell table:style-name="ce11" office:value-type="float" office:value="124954" calcext:value-type="float">
            <text:p>124954</text:p>
          </table:table-cell>
          <table:table-cell table:style-name="ce11" office:value-type="float" office:value="148023" calcext:value-type="float">
            <text:p>148023</text:p>
          </table:table-cell>
          <table:table-cell table:style-name="ce11" office:value-type="float" office:value="134555" calcext:value-type="float">
            <text:p>134555</text:p>
          </table:table-cell>
          <table:table-cell table:style-name="ce11" office:value-type="float" office:value="142516" calcext:value-type="float">
            <text:p>142516</text:p>
          </table:table-cell>
          <table:table-cell table:style-name="ce11" office:value-type="float" office:value="130693" calcext:value-type="float">
            <text:p>130693</text:p>
          </table:table-cell>
          <table:table-cell table:style-name="ce11" office:value-type="float" office:value="157155" calcext:value-type="float">
            <text:p>157155</text:p>
          </table:table-cell>
          <table:table-cell table:style-name="ce11" office:value-type="float" office:value="126330" calcext:value-type="float">
            <text:p>126330</text:p>
          </table:table-cell>
          <table:table-cell table:style-name="ce11" office:value-type="float" office:value="139622" calcext:value-type="float">
            <text:p>139622</text:p>
          </table:table-cell>
          <table:table-cell table:style-name="ce11" office:value-type="float" office:value="118841" calcext:value-type="float">
            <text:p>118841</text:p>
          </table:table-cell>
          <table:table-cell table:style-name="ce12" office:value-type="float" office:value="133103" calcext:value-type="float">
            <text:p>133103</text:p>
          </table:table-cell>
          <table:table-cell/>
          <table:table-cell office:value-type="float" office:value="133716" calcext:value-type="float">
            <text:p>133716</text:p>
          </table:table-cell>
          <table:table-cell table:number-columns-repeated="2"/>
          <table:table-cell office:value-type="float" office:value="132466" calcext:value-type="float">
            <text:p>132466</text:p>
          </table:table-cell>
          <table:table-cell table:style-name="ce5" table:formula="of:=SUM([.D165:.M165])/10" office:value-type="float" office:value="135805.9" calcext:value-type="float">
            <text:p>1358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.8 bias</text:p>
          </table:table-cell>
          <table:table-cell/>
          <table:table-cell table:style-name="ce11" office:value-type="float" office:value="145164" calcext:value-type="float">
            <text:p>145164</text:p>
          </table:table-cell>
          <table:table-cell table:style-name="ce11" office:value-type="float" office:value="118438" calcext:value-type="float">
            <text:p>118438</text:p>
          </table:table-cell>
          <table:table-cell table:style-name="ce11" office:value-type="float" office:value="135766" calcext:value-type="float">
            <text:p>135766</text:p>
          </table:table-cell>
          <table:table-cell table:style-name="ce11" office:value-type="float" office:value="133313" calcext:value-type="float">
            <text:p>133313</text:p>
          </table:table-cell>
          <table:table-cell table:style-name="ce11" office:value-type="float" office:value="146670" calcext:value-type="float">
            <text:p>146670</text:p>
          </table:table-cell>
          <table:table-cell table:style-name="ce11" office:value-type="float" office:value="118222" calcext:value-type="float">
            <text:p>118222</text:p>
          </table:table-cell>
          <table:table-cell table:style-name="ce11" office:value-type="float" office:value="153889" calcext:value-type="float">
            <text:p>153889</text:p>
          </table:table-cell>
          <table:table-cell table:style-name="ce11" office:value-type="float" office:value="148349" calcext:value-type="float">
            <text:p>148349</text:p>
          </table:table-cell>
          <table:table-cell table:style-name="ce11" office:value-type="float" office:value="140459" calcext:value-type="float">
            <text:p>140459</text:p>
          </table:table-cell>
          <table:table-cell table:style-name="ce11" office:value-type="float" office:value="115613" calcext:value-type="float">
            <text:p>115613</text:p>
          </table:table-cell>
          <table:table-cell office:value-type="float" office:value="132253" calcext:value-type="float">
            <text:p>132253</text:p>
          </table:table-cell>
          <table:table-cell/>
          <table:table-cell office:value-type="float" office:value="132623" calcext:value-type="float">
            <text:p>132623</text:p>
          </table:table-cell>
          <table:table-cell table:number-columns-repeated="3"/>
          <table:table-cell table:style-name="ce5" table:formula="of:=SUM([.D166:.M166])/10" office:value-type="float" office:value="135588.3" calcext:value-type="float">
            <text:p>13558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 bias</text:p>
          </table:table-cell>
          <table:table-cell/>
          <table:table-cell table:style-name="ce11" office:value-type="float" office:value="137262" calcext:value-type="float">
            <text:p>137262</text:p>
          </table:table-cell>
          <table:table-cell table:style-name="ce11" office:value-type="float" office:value="121588" calcext:value-type="float">
            <text:p>121588</text:p>
          </table:table-cell>
          <table:table-cell table:style-name="ce11" office:value-type="float" office:value="128278" calcext:value-type="float">
            <text:p>128278</text:p>
          </table:table-cell>
          <table:table-cell table:style-name="ce11" office:value-type="float" office:value="131321" calcext:value-type="float">
            <text:p>131321</text:p>
          </table:table-cell>
          <table:table-cell table:style-name="ce11" office:value-type="float" office:value="148584" calcext:value-type="float">
            <text:p>148584</text:p>
          </table:table-cell>
          <table:table-cell table:style-name="ce11" office:value-type="float" office:value="115637" calcext:value-type="float">
            <text:p>115637</text:p>
          </table:table-cell>
          <table:table-cell table:style-name="ce11" office:value-type="float" office:value="146967" calcext:value-type="float">
            <text:p>146967</text:p>
          </table:table-cell>
          <table:table-cell table:style-name="ce11" office:value-type="float" office:value="131661" calcext:value-type="float">
            <text:p>131661</text:p>
          </table:table-cell>
          <table:table-cell table:style-name="ce11" office:value-type="float" office:value="139843" calcext:value-type="float">
            <text:p>139843</text:p>
          </table:table-cell>
          <table:table-cell table:style-name="ce11" office:value-type="float" office:value="114520" calcext:value-type="float">
            <text:p>114520</text:p>
          </table:table-cell>
          <table:table-cell office:value-type="float" office:value="130217" calcext:value-type="float">
            <text:p>130217</text:p>
          </table:table-cell>
          <table:table-cell table:number-columns-repeated="5"/>
          <table:table-cell table:style-name="ce5" table:formula="of:=SUM([.D167:.M167])/10" office:value-type="float" office:value="131566.1" calcext:value-type="float">
            <text:p>131566</text:p>
          </table:table-cell>
          <table:table-cell office:value-type="string" calcext:value-type="string">
            <text:p>Nah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8:.M16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2a</text:p>
          </table:table-cell>
          <table:table-cell office:value-type="string" calcext:value-type="string">
            <text:p>using 1.50b modified cluster score ranking</text:p>
          </table:table-cell>
          <table:table-cell/>
          <table:table-cell table:style-name="ce11" office:value-type="float" office:value="136206" calcext:value-type="float">
            <text:p>136206</text:p>
          </table:table-cell>
          <table:table-cell table:style-name="ce11" office:value-type="float" office:value="129684" calcext:value-type="float">
            <text:p>129684</text:p>
          </table:table-cell>
          <table:table-cell table:style-name="ce11" office:value-type="float" office:value="131854" calcext:value-type="float">
            <text:p>131854</text:p>
          </table:table-cell>
          <table:table-cell table:style-name="ce11" office:value-type="float" office:value="132091" calcext:value-type="float">
            <text:p>132091</text:p>
          </table:table-cell>
          <table:table-cell table:style-name="ce11" office:value-type="float" office:value="130699" calcext:value-type="float">
            <text:p>130699</text:p>
          </table:table-cell>
          <table:table-cell table:style-name="ce11" office:value-type="float" office:value="133890" calcext:value-type="float">
            <text:p>133890</text:p>
          </table:table-cell>
          <table:table-cell table:style-name="ce11" office:value-type="float" office:value="150305" calcext:value-type="float">
            <text:p>150305</text:p>
          </table:table-cell>
          <table:table-cell table:style-name="ce11" office:value-type="float" office:value="119691" calcext:value-type="float">
            <text:p>119691</text:p>
          </table:table-cell>
          <table:table-cell table:style-name="ce11" office:value-type="float" office:value="145986" calcext:value-type="float">
            <text:p>145986</text:p>
          </table:table-cell>
          <table:table-cell table:style-name="ce11" office:value-type="float" office:value="144552" calcext:value-type="float">
            <text:p>144552</text:p>
          </table:table-cell>
          <table:table-cell office:value-type="float" office:value="133582" calcext:value-type="float">
            <text:p>133582</text:p>
          </table:table-cell>
          <table:table-cell table:number-columns-repeated="5"/>
          <table:table-cell table:style-name="ce5" table:formula="of:=SUM([.D169:.M169])/10" office:value-type="float" office:value="135495.8" calcext:value-type="float">
            <text:p>1354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sing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4663" calcext:value-type="float">
            <text:p>144663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3649" calcext:value-type="float">
            <text:p>13364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5" table:formula="of:=SUM([.D170:.M170])/10" office:value-type="float" office:value="138068.3" calcext:value-type="float">
            <text:p>1380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0b with a pump bias at wells of 0.1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/>
          <table:table-cell office:value-type="float" office:value="136146" calcext:value-type="float">
            <text:p>136146</text:p>
          </table:table-cell>
          <table:table-cell table:number-columns-repeated="3"/>
          <table:table-cell table:style-name="ce5" table:formula="of:=SUM([.D171:.M171])/10" office:value-type="float" office:value="139830.4" calcext:value-type="float">
            <text:p>1398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2:.M17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3a</text:p>
          </table:table-cell>
          <table:table-cell office:value-type="string" calcext:value-type="string">
            <text:p>Using 1.52c, cluster distance bias from 100/ to 1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706" calcext:value-type="float">
            <text:p>135706</text:p>
          </table:table-cell>
          <table:table-cell/>
          <table:table-cell office:value-type="float" office:value="136281" calcext:value-type="float">
            <text:p>136281</text:p>
          </table:table-cell>
          <table:table-cell table:number-columns-repeated="3"/>
          <table:table-cell table:style-name="ce5" table:formula="of:=SUM([.D173:.M173])/10" office:value-type="float" office:value="140898.4" calcext:value-type="float">
            <text:p>1408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474" calcext:value-type="float">
            <text:p>135474</text:p>
          </table:table-cell>
          <table:table-cell/>
          <table:table-cell office:value-type="float" office:value="136219" calcext:value-type="float">
            <text:p>136219</text:p>
          </table:table-cell>
          <table:table-cell table:number-columns-repeated="2"/>
          <table:table-cell office:value-type="float" office:value="132597" calcext:value-type="float">
            <text:p>132597</text:p>
          </table:table-cell>
          <table:table-cell table:style-name="ce5" table:formula="of:=SUM([.D174:.M174])/10" office:value-type="float" office:value="140898.4" calcext:value-type="float">
            <text:p>140898</text:p>
          </table:table-cell>
          <table:table-cell office:value-type="string" calcext:value-type="string">
            <text:p>BES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8" office:value-type="float" office:value="128907" calcext:value-type="float">
            <text:p>128907</text:p>
          </table:table-cell>
          <table:table-cell office:value-type="float" office:value="135191" calcext:value-type="float">
            <text:p>135191</text:p>
          </table:table-cell>
          <table:table-cell table:number-columns-repeated="5"/>
          <table:table-cell table:style-name="ce5" table:formula="of:=SUM([.D175:.M175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0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 table:number-columns-repeated="5"/>
          <table:table-cell table:style-name="ce5" table:formula="of:=SUM([.D176:.M176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7:.M17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string" calcext:value-type="string">
            <text:p>Using pre-1.50 with 1.53 and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0939" calcext:value-type="float">
            <text:p>140939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2960" calcext:value-type="float">
            <text:p>132960</text:p>
          </table:table-cell>
          <table:table-cell table:number-columns-repeated="5"/>
          <table:table-cell table:style-name="ce5" table:formula="of:=SUM([.D178:.M178])/10" office:value-type="float" office:value="137695.9" calcext:value-type="float">
            <text:p>137696</text:p>
          </table:table-cell>
          <table:table-cell table:number-columns-repeated="1004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string" calcext:value-type="string">
            <text:p>WEIGHT_STATION = 0.2</text:p>
          </table:table-cell>
          <table:table-cell/>
          <table:table-cell table:style-name="ce11" office:value-type="float" office:value="139200" calcext:value-type="float">
            <text:p>13920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45048" calcext:value-type="float">
            <text:p>145048</text:p>
          </table:table-cell>
          <table:table-cell table:style-name="ce11" office:value-type="float" office:value="138110" calcext:value-type="float">
            <text:p>138110</text:p>
          </table:table-cell>
          <table:table-cell table:style-name="ce11" office:value-type="float" office:value="140901" calcext:value-type="float">
            <text:p>140901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58813" calcext:value-type="float">
            <text:p>158813</text:p>
          </table:table-cell>
          <table:table-cell table:style-name="ce11" office:value-type="float" office:value="113808" calcext:value-type="float">
            <text:p>113808</text:p>
          </table:table-cell>
          <table:table-cell table:style-name="ce11" office:value-type="float" office:value="140737" calcext:value-type="float">
            <text:p>140737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6162" calcext:value-type="float">
            <text:p>136162</text:p>
          </table:table-cell>
          <table:table-cell/>
          <table:table-cell office:value-type="float" office:value="135569" calcext:value-type="float">
            <text:p>135569</text:p>
          </table:table-cell>
          <table:table-cell table:number-columns-repeated="2"/>
          <table:table-cell office:value-type="float" office:value="133656" calcext:value-type="float">
            <text:p>133656</text:p>
          </table:table-cell>
          <table:table-cell table:style-name="ce5" table:formula="of:=SUM([.D179:.M179])/10" office:value-type="float" office:value="136143" calcext:value-type="float">
            <text:p>136143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80:.M1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string" calcext:value-type="string">
            <text:p>Added correct fuel pump check for wells</text:p>
          </table:table-cell>
          <table:table-cell/>
          <table:table-cell table:style-name="ce11" office:value-type="float" office:value="141030" calcext:value-type="float">
            <text:p>141030</text:p>
          </table:table-cell>
          <table:table-cell table:style-name="ce11" office:value-type="float" office:value="117093" calcext:value-type="float">
            <text:p>117093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42656" calcext:value-type="float">
            <text:p>142656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9973" calcext:value-type="float">
            <text:p>149973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5311" calcext:value-type="float">
            <text:p>135311</text:p>
          </table:table-cell>
          <table:table-cell/>
          <table:table-cell office:value-type="float" office:value="134911" calcext:value-type="float">
            <text:p>134911</text:p>
          </table:table-cell>
          <table:table-cell table:number-columns-repeated="2"/>
          <table:table-cell office:value-type="float" office:value="133946" calcext:value-type="float">
            <text:p>133946</text:p>
          </table:table-cell>
          <table:table-cell table:style-name="ce5" table:formula="of:=SUM([.D181:.M181])/10" office:value-type="float" office:value="136625.8" calcext:value-type="float">
            <text:p>13662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2:.M1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7a</text:p>
          </table:table-cell>
          <table:table-cell office:value-type="string" calcext:value-type="string">
            <text:p>weight_waste 7000</text:p>
          </table:table-cell>
          <table:table-cell/>
          <table:table-cell table:style-name="ce11" office:value-type="float" office:value="150816" calcext:value-type="float">
            <text:p>150816</text:p>
          </table:table-cell>
          <table:table-cell table:style-name="ce11" office:value-type="float" office:value="130058" calcext:value-type="float">
            <text:p>130058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26679" calcext:value-type="float">
            <text:p>126679</text:p>
          </table:table-cell>
          <table:table-cell table:style-name="ce11" office:value-type="float" office:value="149593" calcext:value-type="float">
            <text:p>149593</text:p>
          </table:table-cell>
          <table:table-cell table:style-name="ce11" office:value-type="float" office:value="128605" calcext:value-type="float">
            <text:p>128605</text:p>
          </table:table-cell>
          <table:table-cell table:style-name="ce11" office:value-type="float" office:value="156863" calcext:value-type="float">
            <text:p>156863</text:p>
          </table:table-cell>
          <table:table-cell table:style-name="ce11" office:value-type="float" office:value="132374" calcext:value-type="float">
            <text:p>132374</text:p>
          </table:table-cell>
          <table:table-cell table:style-name="ce11" office:value-type="float" office:value="148505" calcext:value-type="float">
            <text:p>148505</text:p>
          </table:table-cell>
          <table:table-cell table:style-name="ce11" office:value-type="float" office:value="116578" calcext:value-type="float">
            <text:p>116578</text:p>
          </table:table-cell>
          <table:table-cell office:value-type="float" office:value="133271" calcext:value-type="float">
            <text:p>133271</text:p>
          </table:table-cell>
          <table:table-cell table:number-columns-repeated="5"/>
          <table:table-cell table:style-name="ce5" table:formula="of:=SUM([.D183:.M183])/10" office:value-type="float" office:value="138076.4" calcext:value-type="float">
            <text:p>1380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7b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45231" calcext:value-type="float">
            <text:p>145231</text:p>
          </table:table-cell>
          <table:table-cell table:style-name="ce11" office:value-type="float" office:value="114361" calcext:value-type="float">
            <text:p>114361</text:p>
          </table:table-cell>
          <table:table-cell table:style-name="ce11" office:value-type="float" office:value="135750" calcext:value-type="float">
            <text:p>135750</text:p>
          </table:table-cell>
          <table:table-cell table:style-name="ce11" office:value-type="float" office:value="132045" calcext:value-type="float">
            <text:p>132045</text:p>
          </table:table-cell>
          <table:table-cell table:style-name="ce11" office:value-type="float" office:value="136094" calcext:value-type="float">
            <text:p>136094</text:p>
          </table:table-cell>
          <table:table-cell table:style-name="ce11" office:value-type="float" office:value="128924" calcext:value-type="float">
            <text:p>128924</text:p>
          </table:table-cell>
          <table:table-cell table:style-name="ce11" office:value-type="float" office:value="142932" calcext:value-type="float">
            <text:p>142932</text:p>
          </table:table-cell>
          <table:table-cell table:style-name="ce11" office:value-type="float" office:value="124126" calcext:value-type="float">
            <text:p>124126</text:p>
          </table:table-cell>
          <table:table-cell table:style-name="ce11" office:value-type="float" office:value="153551" calcext:value-type="float">
            <text:p>153551</text:p>
          </table:table-cell>
          <table:table-cell table:style-name="ce11" office:value-type="float" office:value="119790" calcext:value-type="float">
            <text:p>119790</text:p>
          </table:table-cell>
          <table:table-cell office:value-type="float" office:value="134078" calcext:value-type="float">
            <text:p>134078</text:p>
          </table:table-cell>
          <table:table-cell table:number-columns-repeated="5"/>
          <table:table-cell table:style-name="ce5" table:formula="of:=SUM([.D184:.M184])/10" office:value-type="float" office:value="133280.4" calcext:value-type="float">
            <text:p>1332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500" calcext:value-type="float">
            <text:p>5500</text:p>
          </table:table-cell>
          <table:table-cell/>
          <table:table-cell table:style-name="ce11" office:value-type="float" office:value="141869" calcext:value-type="float">
            <text:p>141869</text:p>
          </table:table-cell>
          <table:table-cell table:style-name="ce11" office:value-type="float" office:value="118330" calcext:value-type="float">
            <text:p>118330</text:p>
          </table:table-cell>
          <table:table-cell table:style-name="ce11" office:value-type="float" office:value="141728" calcext:value-type="float">
            <text:p>141728</text:p>
          </table:table-cell>
          <table:table-cell table:style-name="ce11" office:value-type="float" office:value="131329" calcext:value-type="float">
            <text:p>131329</text:p>
          </table:table-cell>
          <table:table-cell table:style-name="ce11" office:value-type="float" office:value="148749" calcext:value-type="float">
            <text:p>148749</text:p>
          </table:table-cell>
          <table:table-cell table:style-name="ce11" office:value-type="float" office:value="142499" calcext:value-type="float">
            <text:p>142499</text:p>
          </table:table-cell>
          <table:table-cell table:style-name="ce11" office:value-type="float" office:value="148536" calcext:value-type="float">
            <text:p>148536</text:p>
          </table:table-cell>
          <table:table-cell table:style-name="ce11" office:value-type="float" office:value="128475" calcext:value-type="float">
            <text:p>128475</text:p>
          </table:table-cell>
          <table:table-cell table:number-columns-repeated="2" table:style-name="ce11" office:value-type="float" office:value="133627" calcext:value-type="float">
            <text:p>133627</text:p>
          </table:table-cell>
          <table:table-cell office:value-type="float" office:value="133596" calcext:value-type="float">
            <text:p>133596</text:p>
          </table:table-cell>
          <table:table-cell table:number-columns-repeated="5"/>
          <table:table-cell table:style-name="ce5" table:formula="of:=SUM([.D185:.M185])/10" office:value-type="float" office:value="136876.9" calcext:value-type="float">
            <text:p>1368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/>
          <table:table-cell table:style-name="ce11" office:value-type="float" office:value="140646" calcext:value-type="float">
            <text:p>140646</text:p>
          </table:table-cell>
          <table:table-cell table:style-name="ce11" office:value-type="float" office:value="113743" calcext:value-type="float">
            <text:p>113743</text:p>
          </table:table-cell>
          <table:table-cell table:style-name="ce11" office:value-type="float" office:value="138069" calcext:value-type="float">
            <text:p>138069</text:p>
          </table:table-cell>
          <table:table-cell table:style-name="ce11" office:value-type="float" office:value="142638" calcext:value-type="float">
            <text:p>142638</text:p>
          </table:table-cell>
          <table:table-cell table:style-name="ce11" office:value-type="float" office:value="144054" calcext:value-type="float">
            <text:p>144054</text:p>
          </table:table-cell>
          <table:table-cell table:style-name="ce11" office:value-type="float" office:value="127918" calcext:value-type="float">
            <text:p>127918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6396" calcext:value-type="float">
            <text:p>146396</text:p>
          </table:table-cell>
          <table:table-cell table:style-name="ce11" office:value-type="float" office:value="138744" calcext:value-type="float">
            <text:p>138744</text:p>
          </table:table-cell>
          <table:table-cell office:value-type="float" office:value="134336" calcext:value-type="float">
            <text:p>134336</text:p>
          </table:table-cell>
          <table:table-cell table:number-columns-repeated="5"/>
          <table:table-cell table:style-name="ce5" table:formula="of:=SUM([.D186:.M186])/10" office:value-type="float" office:value="136651.4" calcext:value-type="float">
            <text:p>136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/>
          <table:table-cell table:style-name="ce11" office:value-type="float" office:value="136192" calcext:value-type="float">
            <text:p>136192</text:p>
          </table:table-cell>
          <table:table-cell table:style-name="ce11" office:value-type="float" office:value="115245" calcext:value-type="float">
            <text:p>115245</text:p>
          </table:table-cell>
          <table:table-cell table:style-name="ce11" office:value-type="float" office:value="139372" calcext:value-type="float">
            <text:p>139372</text:p>
          </table:table-cell>
          <table:table-cell table:style-name="ce11" office:value-type="float" office:value="137413" calcext:value-type="float">
            <text:p>137413</text:p>
          </table:table-cell>
          <table:table-cell table:style-name="ce11" office:value-type="float" office:value="142256" calcext:value-type="float">
            <text:p>142256</text:p>
          </table:table-cell>
          <table:table-cell table:style-name="ce11" office:value-type="float" office:value="128924" calcext:value-type="float">
            <text:p>128924</text:p>
          </table:table-cell>
          <table:table-cell table:style-name="ce11" office:value-type="float" office:value="150203" calcext:value-type="float">
            <text:p>150203</text:p>
          </table:table-cell>
          <table:table-cell table:style-name="ce11" office:value-type="float" office:value="124126" calcext:value-type="float">
            <text:p>124126</text:p>
          </table:table-cell>
          <table:table-cell table:style-name="ce11" office:value-type="float" office:value="154425" calcext:value-type="float">
            <text:p>154425</text:p>
          </table:table-cell>
          <table:table-cell table:style-name="ce11" office:value-type="float" office:value="140876" calcext:value-type="float">
            <text:p>140876</text:p>
          </table:table-cell>
          <table:table-cell office:value-type="float" office:value="134308" calcext:value-type="float">
            <text:p>134308</text:p>
          </table:table-cell>
          <table:table-cell table:number-columns-repeated="5"/>
          <table:table-cell table:style-name="ce5" table:formula="of:=SUM([.D187:.M187])/10" office:value-type="float" office:value="136903.2" calcext:value-type="float">
            <text:p>13690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8:.M18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9:.M18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0:.M19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1:.M19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3"/>
          <table:table-cell table:style-name="ce11" table:number-columns-repeated="10"/>
          <table:table-cell table:number-columns-repeated="1011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09:43:36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oel Cox</meta:initial-creator>
    <meta:creation-date>2019-02-28T12:10:39Z</meta:creation-date>
    <dc:date>2019-03-09T09:43:41.800000000</dc:date>
    <meta:editing-cycles>147</meta:editing-cycles>
    <meta:editing-duration>PT17H37M23S</meta:editing-duration>
    <meta:document-statistic meta:table-count="1" meta:cell-count="2160" meta:object-count="0"/>
  </office:meta>
</office:document-meta>
</file>